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F" svg:font-family="" style:font-family-generic="roman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STEDT" svg:font-family="STED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常规_5f_新发现语言调查表_5f_2_20_31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常规_5f_新发现语言调查表_5f_2_20_42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常规_5f_新发现语言调查表_5f_2_20_33">
      <style:table-cell-properties fo:background-color="#00ff00"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00ff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ext-properties style:font-name="Arial1" style:font-name-asian="SimSun" style:font-name-complex="Arial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4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number-columns-repeated="8" table:default-cell-style-name="Default"/>
        <table:table-column table:style-name="co1" table:default-cell-style-name="ce1"/>
        <table:table-column table:style-name="co2" table:number-columns-repeated="1005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style-name="ce1" office:value-type="string">
            <text:p>OT</text:p>
          </table:table-cell>
          <table:table-cell table:number-columns-repeated="3" office:value-type="string">
            <text:p>OT</text:p>
          </table:table-cell>
          <table:table-cell office:value-type="string">
            <text:p>Cone</text:p>
          </table:table-cell>
          <table:table-cell table:style-name="ce1" office:value-type="string">
            <text:p>Cone</text:p>
          </table:table-cell>
          <table:table-cell table:number-columns-repeated="2" office:value-type="string">
            <text:p>Cone</text:p>
          </table:table-cell>
          <table:table-cell table:number-columns-repeated="4" table:style-name="ce1" office:value-type="string">
            <text:p>Zhongu</text:p>
          </table:table-cell>
          <table:table-cell table:number-columns-repeated="4" office:value-type="string">
            <text:p>Thebo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fut</text:p>
          </table:table-cell>
          <table:table-cell office:value-type="string">
            <text:p>imp</text:p>
          </table:table-cell>
          <table:table-cell office:value-type="string">
            <text:p>code</text:p>
          </table:table-cell>
          <table:table-cell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imp</text:p>
          </table:table-cell>
          <table:table-cell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number-columns-repeated="1006"/>
        </table:table-row>
        <table:table-row table:style-name="ro2">
          <table:table-cell table:style-name="ce2" office:value-type="string">
            <text:p>to be alive</text:p>
          </table:table-cell>
          <table:table-cell table:style-name="ce2" office:value-type="string">
            <text:p>gson.po</text:p>
          </table:table-cell>
          <table:table-cell table:style-name="ce4"/>
          <table:table-cell table:style-name="ce2" table:number-columns-repeated="3"/>
          <table:table-cell table:style-name="ce5" office:value-type="string">
            <text:p>sɔ¹mbɔ¹</text:p>
          </table:table-cell>
          <table:table-cell table:style-name="ce4"/>
          <table:table-cell table:style-name="ce2"/>
          <table:table-cell table:style-name="ce20" table:number-columns-repeated="9"/>
          <table:table-cell table:style-name="ce2" office:value-type="string">
            <text:p>to be alive</text:p>
          </table:table-cell>
          <table:table-cell table:style-name="ce20" table:number-columns-repeated="1005"/>
        </table:table-row>
        <table:table-row table:style-name="ro2">
          <table:table-cell table:style-name="ce2" office:value-type="string">
            <text:p>to bite</text:p>
          </table:table-cell>
          <table:table-cell table:style-name="ce2" office:value-type="string">
            <text:p>za </text:p>
          </table:table-cell>
          <table:table-cell table:style-name="ce4" office:value-type="string">
            <text:p>bzas</text:p>
          </table:table-cell>
          <table:table-cell table:style-name="ce2" table:number-columns-repeated="3"/>
          <table:table-cell table:style-name="ce6" office:value-type="string">
            <text:p>sʰɔ¹ te¹</text:p>
          </table:table-cell>
          <table:table-cell table:style-name="ce4"/>
          <table:table-cell table:style-name="ce2"/>
          <table:table-cell table:style-name="ce20" table:number-columns-repeated="9"/>
          <table:table-cell table:style-name="ce2" office:value-type="string">
            <text:p>to bite</text:p>
          </table:table-cell>
          <table:table-cell table:style-name="ce20" table:number-columns-repeated="1005"/>
        </table:table-row>
        <table:table-row table:style-name="ro3">
          <table:table-cell table:style-name="ce2" office:value-type="string">
            <text:p>to blow (of wind)</text:p>
          </table:table-cell>
          <table:table-cell table:style-name="ce2" office:value-type="string">
            <text:p>rluŋ ldaŋ / lhags.pa laŋ</text:p>
          </table:table-cell>
          <table:table-cell table:style-name="ce4"/>
          <table:table-cell table:style-name="ce2" table:number-columns-repeated="3"/>
          <table:table-cell table:style-name="ce7" office:value-type="string">
            <text:p>lʉː¹ tɕɑː²</text:p>
          </table:table-cell>
          <table:table-cell table:style-name="ce4"/>
          <table:table-cell table:style-name="ce2"/>
          <table:table-cell table:style-name="ce20" table:number-columns-repeated="9"/>
          <table:table-cell table:style-name="ce2" office:value-type="string">
            <text:p>to blow (of wind)</text:p>
          </table:table-cell>
          <table:table-cell table:style-name="ce20" table:number-columns-repeated="1005"/>
        </table:table-row>
        <table:table-row table:style-name="ro1">
          <table:table-cell office:value-type="string">
            <text:p>to burn [intransitive]</text:p>
          </table:table-cell>
          <table:table-cell office:value-type="string">
            <text:p>ɴtsʰig</text:p>
          </table:table-cell>
          <table:table-cell office:value-type="string">
            <text:p>tsʰig</text:p>
          </table:table-cell>
          <table:table-cell table:number-columns-repeated="2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burn [intransitive]</text:p>
          </table:table-cell>
          <table:table-cell table:number-columns-repeated="1005"/>
        </table:table-row>
        <table:table-row table:style-name="ro4">
          <table:table-cell office:value-type="string">
            <text:p>to buy</text:p>
          </table:table-cell>
          <table:table-cell office:value-type="string">
            <text:p>ɲo</text:p>
          </table:table-cell>
          <table:table-cell office:value-type="string">
            <text:p>ɲo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ɲɔ²</text:p>
          </table:table-cell>
          <table:table-cell table:number-columns-repeated="2" table:style-name="ce8" office:value-type="string">
            <text:p><text:s/>ɲɪː²</text:p>
          </table:table-cell>
          <table:table-cell office:value-type="string">
            <text:p>ABB</text:p>
          </table:table-cell>
          <table:table-cell table:style-name="ce23" office:value-type="string">
            <text:p>ɲo</text:p>
          </table:table-cell>
          <table:table-cell table:number-columns-repeated="2" table:style-name="ce23" office:value-type="string">
            <text:p>ɲi</text:p>
          </table:table-cell>
          <table:table-cell table:style-name="ce1" office:value-type="string">
            <text:p>ABB</text:p>
          </table:table-cell>
          <table:table-cell table:style-name="ce23" office:value-type="string">
            <text:p>ɲo²</text:p>
          </table:table-cell>
          <table:table-cell table:number-columns-repeated="2" table:style-name="ce23" office:value-type="string">
            <text:p>ɲe²</text:p>
          </table:table-cell>
          <table:table-cell table:style-name="ce1" office:value-type="string">
            <text:p>ABB</text:p>
          </table:table-cell>
          <table:table-cell office:value-type="string">
            <text:p>to buy</text:p>
          </table:table-cell>
          <table:table-cell table:number-columns-repeated="1005"/>
        </table:table-row>
        <table:table-row table:style-name="ro1">
          <table:table-cell office:value-type="string">
            <text:p>to chew</text:p>
          </table:table-cell>
          <table:table-cell office:value-type="string">
            <text:p>ldad</text:p>
          </table:table-cell>
          <table:table-cell office:value-type="string">
            <text:p>bldad</text:p>
          </table:table-cell>
          <table:table-cell table:style-name="ce3" office:value-type="string">
            <text:p>bldad</text:p>
          </table:table-cell>
          <table:table-cell office:value-type="string">
            <text:p>ldo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chew</text:p>
          </table:table-cell>
          <table:table-cell table:number-columns-repeated="1005"/>
        </table:table-row>
        <table:table-row table:style-name="ro1">
          <table:table-cell office:value-type="string">
            <text:p>to chew</text:p>
          </table:table-cell>
          <table:table-cell office:value-type="string">
            <text:p>ɴtɕʰa</text:p>
          </table:table-cell>
          <table:table-cell table:style-name="ce1" office:value-type="string">
            <text:p>ɴtɕʰos</text:p>
          </table:table-cell>
          <table:table-cell table:number-columns-repeated="2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chew</text:p>
          </table:table-cell>
          <table:table-cell table:number-columns-repeated="1005"/>
        </table:table-row>
        <table:table-row table:style-name="ro4">
          <table:table-cell office:value-type="string">
            <text:p>to come</text:p>
          </table:table-cell>
          <table:table-cell office:value-type="string">
            <text:p>joŋ</text:p>
          </table:table-cell>
          <table:table-cell table:number-columns-repeated="3"/>
          <table:table-cell office:value-type="string">
            <text:p>AAA</text:p>
          </table:table-cell>
          <table:table-cell table:style-name="ce9" office:value-type="string">
            <text:p>jʉː²</text:p>
          </table:table-cell>
          <table:table-cell table:style-name="ce9" office:value-type="string">
            <text:p><text:s/>pi²</text:p>
          </table:table-cell>
          <table:table-cell table:style-name="ce9" office:value-type="string">
            <text:p><text:s/>xʰu¹</text:p>
          </table:table-cell>
          <table:table-cell table:style-name="ce17"/>
          <table:table-cell table:number-columns-repeated="8"/>
          <table:table-cell office:value-type="string">
            <text:p>to come</text:p>
          </table:table-cell>
          <table:table-cell table:number-columns-repeated="1005"/>
        </table:table-row>
        <table:table-row table:style-name="ro4">
          <table:table-cell office:value-type="string">
            <text:p>to count</text:p>
          </table:table-cell>
          <table:table-cell office:value-type="string">
            <text:p>rtsi</text:p>
          </table:table-cell>
          <table:table-cell office:value-type="string">
            <text:p>brtsis</text:p>
          </table:table-cell>
          <table:table-cell office:value-type="string">
            <text:p>brtsi</text:p>
          </table:table-cell>
          <table:table-cell office:value-type="string">
            <text:p>rtsis</text:p>
          </table:table-cell>
          <table:table-cell office:value-type="string">
            <text:p>ABC</text:p>
          </table:table-cell>
          <table:table-cell table:style-name="ce8" office:value-type="string">
            <text:p>tsə¹</text:p>
          </table:table-cell>
          <table:table-cell table:number-columns-repeated="2" table:style-name="ce8" office:value-type="string">
            <text:p><text:s/>tsiː¹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hts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tsə¹</text:p>
          </table:table-cell>
          <table:table-cell office:value-type="string">
            <text:p>AAA</text:p>
          </table:table-cell>
          <table:table-cell office:value-type="string">
            <text:p>to count</text:p>
          </table:table-cell>
          <table:table-cell table:number-columns-repeated="1005"/>
        </table:table-row>
        <table:table-row table:style-name="ro4">
          <table:table-cell office:value-type="string">
            <text:p>to cry (weep)</text:p>
          </table:table-cell>
          <table:table-cell office:value-type="string">
            <text:p>ŋu</text:p>
          </table:table-cell>
          <table:table-cell office:value-type="string">
            <text:p>ŋu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ŋə²</text:p>
          </table:table-cell>
          <table:table-cell table:number-columns-repeated="2" table:style-name="ce8" office:value-type="string">
            <text:p><text:s/>ŋiː²</text:p>
          </table:table-cell>
          <table:table-cell office:value-type="string">
            <text:p>A(B,C)(B,C)</text:p>
          </table:table-cell>
          <table:table-cell table:number-columns-repeated="4"/>
          <table:table-cell table:style-name="ce23" office:value-type="string">
            <text:p>ŋə²</text:p>
          </table:table-cell>
          <table:table-cell table:number-columns-repeated="2" table:style-name="ce23" office:value-type="string">
            <text:p>ŋi:²</text:p>
          </table:table-cell>
          <table:table-cell table:style-name="ce1" office:value-type="string">
            <text:p>A(B,C)(B,C)</text:p>
          </table:table-cell>
          <table:table-cell office:value-type="string">
            <text:p>to cry (weep)</text:p>
          </table:table-cell>
          <table:table-cell table:number-columns-repeated="1005"/>
        </table:table-row>
        <table:table-row table:style-name="ro4">
          <table:table-cell office:value-type="string">
            <text:p>to die</text:p>
          </table:table-cell>
          <table:table-cell office:value-type="string">
            <text:p>ɴtɕʰi</text:p>
          </table:table-cell>
          <table:table-cell office:value-type="string">
            <text:p>ɕi</text:p>
          </table:table-cell>
          <table:table-cell table:number-columns-repeated="2"/>
          <table:table-cell office:value-type="string">
            <text:p>ABB</text:p>
          </table:table-cell>
          <table:table-cell table:style-name="ce10" office:value-type="string">
            <text:p>xʰə¹</text:p>
          </table:table-cell>
          <table:table-cell table:number-columns-repeated="2" table:style-name="ce8" office:value-type="string">
            <text:p>xʰə¹</text:p>
          </table:table-cell>
          <table:table-cell office:value-type="string">
            <text:p>BBB</text:p>
          </table:table-cell>
          <table:table-cell table:style-name="ce24" office:value-type="string">
            <text:p>ʂə</text:p>
          </table:table-cell>
          <table:table-cell table:number-columns-repeated="2" table:style-name="ce23" office:value-type="string">
            <text:p>ʂə</text:p>
          </table:table-cell>
          <table:table-cell table:style-name="ce1" office:value-type="string">
            <text:p>BBB</text:p>
          </table:table-cell>
          <table:table-cell table:style-name="ce10" office:value-type="string">
            <text:p>xʰə</text:p>
          </table:table-cell>
          <table:table-cell table:number-columns-repeated="2" table:style-name="ce8" office:value-type="string">
            <text:p>xʰə</text:p>
          </table:table-cell>
          <table:table-cell table:style-name="ce1" office:value-type="string">
            <text:p>BBB</text:p>
          </table:table-cell>
          <table:table-cell office:value-type="string">
            <text:p>to die</text:p>
          </table:table-cell>
          <table:table-cell table:number-columns-repeated="1005"/>
        </table:table-row>
        <table:table-row table:style-name="ro4">
          <table:table-cell office:value-type="string">
            <text:p>to dig</text:p>
          </table:table-cell>
          <table:table-cell office:value-type="string">
            <text:p>rko</text:p>
          </table:table-cell>
          <table:table-cell office:value-type="string">
            <text:p>brkos</text:p>
          </table:table-cell>
          <table:table-cell office:value-type="string">
            <text:p>brko</text:p>
          </table:table-cell>
          <table:table-cell office:value-type="string">
            <text:p>rkos</text:p>
          </table:table-cell>
          <table:table-cell office:value-type="string">
            <text:p>ABC</text:p>
          </table:table-cell>
          <table:table-cell table:style-name="ce8" office:value-type="string">
            <text:p>kɔ¹</text:p>
          </table:table-cell>
          <table:table-cell table:number-columns-repeated="2" table:style-name="ce8" office:value-type="string">
            <text:p><text:s/>kɪː¹</text:p>
          </table:table-cell>
          <table:table-cell office:value-type="string">
            <text:p>A(B,C)(B,C)</text:p>
          </table:table-cell>
          <table:table-cell table:style-name="ce23" office:value-type="string">
            <text:p>hko</text:p>
          </table:table-cell>
          <table:table-cell table:number-columns-repeated="2" table:style-name="ce23" office:value-type="string">
            <text:p>hki</text:p>
          </table:table-cell>
          <table:table-cell table:style-name="ce1" office:value-type="string">
            <text:p>A(B,C)(B,C)</text:p>
          </table:table-cell>
          <table:table-cell table:style-name="ce23" office:value-type="string">
            <text:p>ko¹</text:p>
          </table:table-cell>
          <table:table-cell table:number-columns-repeated="2" table:style-name="ce23" office:value-type="string">
            <text:p>ke:¹</text:p>
          </table:table-cell>
          <table:table-cell table:style-name="ce1" office:value-type="string">
            <text:p>A(B,C)(B,C)</text:p>
          </table:table-cell>
          <table:table-cell office:value-type="string">
            <text:p>to dig</text:p>
          </table:table-cell>
          <table:table-cell table:number-columns-repeated="1005"/>
        </table:table-row>
        <table:table-row table:style-name="ro3">
          <table:table-cell office:value-type="string">
            <text:p>to drink</text:p>
          </table:table-cell>
          <table:table-cell office:value-type="string">
            <text:p>ɴtʰuŋ</text:p>
          </table:table-cell>
          <table:table-cell office:value-type="string">
            <text:p>btuŋs</text:p>
          </table:table-cell>
          <table:table-cell office:value-type="string">
            <text:p>btuŋ</text:p>
          </table:table-cell>
          <table:table-cell office:value-type="string">
            <text:p>tʰuŋs</text:p>
          </table:table-cell>
          <table:table-cell office:value-type="string">
            <text:p>ABC</text:p>
          </table:table-cell>
          <table:table-cell table:style-name="ce8" office:value-type="string">
            <text:p>tʰʉː²</text:p>
          </table:table-cell>
          <table:table-cell table:style-name="ce10" office:value-type="string">
            <text:p>tʰʉː²</text:p>
          </table:table-cell>
          <table:table-cell table:style-name="ce8" office:value-type="string">
            <text:p>tʰʉː²</text:p>
          </table:table-cell>
          <table:table-cell office:value-type="string">
            <text:p>(A,C)(A,C)(A,C)</text:p>
          </table:table-cell>
          <table:table-cell table:style-name="ce23" office:value-type="string">
            <text:p>ntʰu</text:p>
          </table:table-cell>
          <table:table-cell table:number-columns-repeated="2" table:style-name="ce26" office:value-type="string">
            <text:p>ntʰi</text:p>
          </table:table-cell>
          <table:table-cell office:value-type="string">
            <text:p>AA''A''</text:p>
          </table:table-cell>
          <table:table-cell table:style-name="ce23" office:value-type="string">
            <text:p>tʰũ</text:p>
          </table:table-cell>
          <table:table-cell table:style-name="ce24" office:value-type="string">
            <text:p>tʰũ</text:p>
          </table:table-cell>
          <table:table-cell table:style-name="ce23" office:value-type="string">
            <text:p>tʰũ</text:p>
          </table:table-cell>
          <table:table-cell table:style-name="ce1" office:value-type="string">
            <text:p>(A,C)(A,C)(A,C)</text:p>
          </table:table-cell>
          <table:table-cell office:value-type="string">
            <text:p>to drink</text:p>
          </table:table-cell>
          <table:table-cell table:number-columns-repeated="1005"/>
        </table:table-row>
        <table:table-row table:style-name="ro4">
          <table:table-cell office:value-type="string">
            <text:p>to eat</text:p>
          </table:table-cell>
          <table:table-cell office:value-type="string">
            <text:p>za </text:p>
          </table:table-cell>
          <table:table-cell office:value-type="string">
            <text:p>zos </text:p>
          </table:table-cell>
          <table:table-cell office:value-type="string">
            <text:p>bza</text:p>
          </table:table-cell>
          <table:table-cell office:value-type="string">
            <text:p>zo</text:p>
          </table:table-cell>
          <table:table-cell office:value-type="string">
            <text:p>ABC</text:p>
          </table:table-cell>
          <table:table-cell table:style-name="ce8" office:value-type="string">
            <text:p>sæ²</text:p>
          </table:table-cell>
          <table:table-cell table:style-name="ce8" office:value-type="string">
            <text:p><text:s/>sɪː²</text:p>
          </table:table-cell>
          <table:table-cell table:style-name="ce8" office:value-type="string">
            <text:p><text:s/>sɔ² 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3"/>
          <table:table-cell table:style-name="ce23" office:value-type="string">
            <text:p>sa²</text:p>
          </table:table-cell>
          <table:table-cell table:style-name="ce26" office:value-type="string">
            <text:p>se:²</text:p>
          </table:table-cell>
          <table:table-cell table:style-name="ce23" office:value-type="string">
            <text:p>so²</text:p>
          </table:table-cell>
          <table:table-cell office:value-type="string">
            <text:p>AB'C</text:p>
          </table:table-cell>
          <table:table-cell office:value-type="string">
            <text:p>to eat</text:p>
          </table:table-cell>
          <table:table-cell table:number-columns-repeated="1005"/>
        </table:table-row>
        <table:table-row table:style-name="ro4">
          <table:table-cell office:value-type="string">
            <text:p>to fight</text:p>
          </table:table-cell>
          <table:table-cell office:value-type="string">
            <text:p>rgʲag</text:p>
          </table:table-cell>
          <table:table-cell office:value-type="string">
            <text:p>brgʲab</text:p>
          </table:table-cell>
          <table:table-cell office:value-type="string">
            <text:p>brgʲag</text:p>
          </table:table-cell>
          <table:table-cell office:value-type="string">
            <text:p>rgʲob</text:p>
          </table:table-cell>
          <table:table-cell office:value-type="string">
            <text:p>ABC</text:p>
          </table:table-cell>
          <table:table-cell table:style-name="ce7" office:value-type="string">
            <text:p>dʑɑ² riː²</text:p>
          </table:table-cell>
          <table:table-cell table:number-columns-repeated="11"/>
          <table:table-cell office:value-type="string">
            <text:p>to fight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to float</text:p>
          </table:table-cell>
          <table:table-cell table:style-name="ce2" office:value-type="string">
            <text:p>ɴpʰʲo</text:p>
          </table:table-cell>
          <table:table-cell table:style-name="ce4"/>
          <table:table-cell table:style-name="ce2" table:number-columns-repeated="3"/>
          <table:table-cell table:style-name="ce7" office:value-type="string">
            <text:p>kʰər¹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float</text:p>
          </table:table-cell>
          <table:table-cell table:style-name="ce20" table:number-columns-repeated="1005"/>
        </table:table-row>
        <table:table-row table:style-name="ro1">
          <table:table-cell table:style-name="ce2" office:value-type="string">
            <text:p>to flow</text:p>
          </table:table-cell>
          <table:table-cell table:style-name="ce2" office:value-type="string">
            <text:p>rgʲu</text:p>
          </table:table-cell>
          <table:table-cell table:style-name="ce4"/>
          <table:table-cell table:style-name="ce2" table:number-columns-repeated="3"/>
          <table:table-cell table:style-name="ce2" office:value-type="string">
            <text:p>x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flow</text:p>
          </table:table-cell>
          <table:table-cell table:style-name="ce20" table:number-columns-repeated="1005"/>
        </table:table-row>
        <table:table-row table:style-name="ro3">
          <table:table-cell office:value-type="string">
            <text:p>to fly (move through air)</text:p>
          </table:table-cell>
          <table:table-cell office:value-type="string">
            <text:p>ɴpʰur</text:p>
          </table:table-cell>
          <table:table-cell office:value-type="string">
            <text:p>pʰur</text:p>
          </table:table-cell>
          <table:table-cell table:number-columns-repeated="2"/>
          <table:table-cell office:value-type="string">
            <text:p>ABB</text:p>
          </table:table-cell>
          <table:table-cell table:number-columns-repeated="3" table:style-name="ce8" office:value-type="string">
            <text:p>pʰər¹</text:p>
          </table:table-cell>
          <table:table-cell office:value-type="string">
            <text:p>(A,B)(A,B)(A,B)</text:p>
          </table:table-cell>
          <table:table-cell table:style-name="ce23" office:value-type="string">
            <text:p>npʰə</text:p>
          </table:table-cell>
          <table:table-cell table:number-columns-repeated="2" table:style-name="ce23" office:value-type="string">
            <text:p>pʰə</text:p>
          </table:table-cell>
          <table:table-cell office:value-type="string">
            <text:p>ABB</text:p>
          </table:table-cell>
          <table:table-cell table:number-columns-repeated="3" table:style-name="ce23" office:value-type="string">
            <text:p>pʰʊ:</text:p>
          </table:table-cell>
          <table:table-cell table:style-name="ce1" office:value-type="string">
            <text:p>(A,B)(A,B)(A,B)</text:p>
          </table:table-cell>
          <table:table-cell office:value-type="string">
            <text:p>to fly (move through air)</text:p>
          </table:table-cell>
          <table:table-cell table:number-columns-repeated="1005"/>
        </table:table-row>
        <table:table-row table:style-name="ro4">
          <table:table-cell office:value-type="string">
            <text:p>to forget</text:p>
          </table:table-cell>
          <table:table-cell office:value-type="string">
            <text:p>brdʑed</text:p>
          </table:table-cell>
          <table:table-cell/>
          <table:table-cell table:style-name="ce3"/>
          <table:table-cell/>
          <table:table-cell office:value-type="string">
            <text:p>AAA</text:p>
          </table:table-cell>
          <table:table-cell table:number-columns-repeated="3" table:style-name="ce8" office:value-type="string">
            <text:p>dʑe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ʒe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dʒeʔ</text:p>
          </table:table-cell>
          <table:table-cell table:style-name="ce1" office:value-type="string">
            <text:p>AAA</text:p>
          </table:table-cell>
          <table:table-cell office:value-type="string">
            <text:p>to forget</text:p>
          </table:table-cell>
          <table:table-cell table:number-columns-repeated="1005"/>
        </table:table-row>
        <table:table-row table:style-name="ro4">
          <table:table-cell office:value-type="string">
            <text:p>to give</text:p>
          </table:table-cell>
          <table:table-cell office:value-type="string">
            <text:p>sbʲin</text:p>
          </table:table-cell>
          <table:table-cell office:value-type="string">
            <text:p>bʲin</text:p>
          </table:table-cell>
          <table:table-cell table:number-columns-repeated="2"/>
          <table:table-cell office:value-type="string">
            <text:p>ABB</text:p>
          </table:table-cell>
          <table:table-cell table:style-name="ce9" office:value-type="string">
            <text:p>ɣĩː²</text:p>
          </table:table-cell>
          <table:table-cell table:style-name="ce9"/>
          <table:table-cell table:style-name="ce17" table:number-columns-repeated="2"/>
          <table:table-cell table:number-columns-repeated="8"/>
          <table:table-cell office:value-type="string">
            <text:p>to give</text:p>
          </table:table-cell>
          <table:table-cell table:number-columns-repeated="1005"/>
        </table:table-row>
        <table:table-row table:style-name="ro1">
          <table:table-cell office:value-type="string">
            <text:p>to hear</text:p>
          </table:table-cell>
          <table:table-cell office:value-type="string">
            <text:p>tʰos</text:p>
          </table:table-cell>
          <table:table-cell table:number-columns-repeated="3"/>
          <table:table-cell office:value-type="string">
            <text:p>AAA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hear</text:p>
          </table:table-cell>
          <table:table-cell table:number-columns-repeated="1005"/>
        </table:table-row>
        <table:table-row table:style-name="ro1">
          <table:table-cell office:value-type="string">
            <text:p>to hide (conceal)</text:p>
          </table:table-cell>
          <table:table-cell office:value-type="string">
            <text:p>sbed</text:p>
          </table:table-cell>
          <table:table-cell office:value-type="string">
            <text:p>sbas</text:p>
          </table:table-cell>
          <table:table-cell office:value-type="string">
            <text:p>sba</text:p>
          </table:table-cell>
          <table:table-cell office:value-type="string">
            <text:p>bo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hide (conceal)</text:p>
          </table:table-cell>
          <table:table-cell table:number-columns-repeated="1005"/>
        </table:table-row>
        <table:table-row table:style-name="ro4">
          <table:table-cell office:value-type="string">
            <text:p>to hold</text:p>
          </table:table-cell>
          <table:table-cell office:value-type="string">
            <text:p>ɴdzind</text:p>
          </table:table-cell>
          <table:table-cell office:value-type="string">
            <text:p>bzuŋ</text:p>
          </table:table-cell>
          <table:table-cell office:value-type="string">
            <text:p>gzuŋ</text:p>
          </table:table-cell>
          <table:table-cell office:value-type="string">
            <text:p>zuŋ</text:p>
          </table:table-cell>
          <table:table-cell office:value-type="string">
            <text:p>ABC</text:p>
          </table:table-cell>
          <table:table-cell table:style-name="ce8" office:value-type="string">
            <text:p>ndzĩː²</text:p>
          </table:table-cell>
          <table:table-cell table:style-name="ce8" office:value-type="string">
            <text:p><text:s/>zʉː²</text:p>
          </table:table-cell>
          <table:table-cell table:style-name="ce11"/>
          <table:table-cell office:value-type="string">
            <text:p>ABB</text:p>
          </table:table-cell>
          <table:table-cell table:style-name="ce23" office:value-type="string">
            <text:p>ndzi</text:p>
          </table:table-cell>
          <table:table-cell table:number-columns-repeated="2" table:style-name="ce23" office:value-type="string">
            <text:p>zu</text:p>
          </table:table-cell>
          <table:table-cell table:style-name="ce1" office:value-type="string">
            <text:p>A(B,C)(B,C)</text:p>
          </table:table-cell>
          <table:table-cell office:value-type="string">
            <text:p>x </text:p>
          </table:table-cell>
          <table:table-cell table:number-columns-repeated="3"/>
          <table:table-cell office:value-type="string">
            <text:p>to hold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to hunt</text:p>
          </table:table-cell>
          <table:table-cell table:style-name="ce2" office:value-type="string">
            <text:p>rŋon</text:p>
          </table:table-cell>
          <table:table-cell table:number-columns-repeated="2" table:style-name="ce4" office:value-type="string">
            <text:p>brŋon</text:p>
          </table:table-cell>
          <table:table-cell table:style-name="ce2" office:value-type="string">
            <text:p>rŋon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hunt</text:p>
          </table:table-cell>
          <table:table-cell table:style-name="ce20" table:number-columns-repeated="1005"/>
        </table:table-row>
        <table:table-row table:style-name="ro4">
          <table:table-cell office:value-type="string">
            <text:p>to kill</text:p>
          </table:table-cell>
          <table:table-cell office:value-type="string">
            <text:p>gsod</text:p>
          </table:table-cell>
          <table:table-cell office:value-type="string">
            <text:p>bsad</text:p>
          </table:table-cell>
          <table:table-cell office:value-type="string">
            <text:p>gsad</text:p>
          </table:table-cell>
          <table:table-cell office:value-type="string">
            <text:p>sod</text:p>
          </table:table-cell>
          <table:table-cell office:value-type="string">
            <text:p>ABC</text:p>
          </table:table-cell>
          <table:table-cell table:style-name="ce11" office:value-type="string">
            <text:p>se¹</text:p>
          </table:table-cell>
          <table:table-cell table:style-name="ce8" office:value-type="string">
            <text:p>se¹</text:p>
          </table:table-cell>
          <table:table-cell table:style-name="ce11" office:value-type="string">
            <text:p>se¹</text:p>
          </table:table-cell>
          <table:table-cell office:value-type="string">
            <text:p>BBB</text:p>
          </table:table-cell>
          <table:table-cell table:number-columns-repeated="3" table:style-name="ce23" office:value-type="string">
            <text:p>se</text:p>
          </table:table-cell>
          <table:table-cell table:style-name="ce21" office:value-type="string">
            <text:p>(A,B,C)(A,B,C)(A,B,C)</text:p>
          </table:table-cell>
          <table:table-cell table:style-name="ce23" office:value-type="string">
            <text:p>seʔ¹</text:p>
          </table:table-cell>
          <table:table-cell table:style-name="ce23" office:value-type="string">
            <text:p>sɛʔ¹</text:p>
          </table:table-cell>
          <table:table-cell table:style-name="ce23" office:value-type="string">
            <text:p>sʰeʔ</text:p>
          </table:table-cell>
          <table:table-cell office:value-type="string">
            <text:p>ABC</text:p>
          </table:table-cell>
          <table:table-cell office:value-type="string">
            <text:p>to kill</text:p>
          </table:table-cell>
          <table:table-cell table:number-columns-repeated="1005"/>
        </table:table-row>
        <table:table-row table:style-name="ro4">
          <table:table-cell office:value-type="string">
            <text:p>to knead</text:p>
          </table:table-cell>
          <table:table-cell office:value-type="string">
            <text:p>rdzi</text:p>
          </table:table-cell>
          <table:table-cell office:value-type="string">
            <text:p>brdzis</text:p>
          </table:table-cell>
          <table:table-cell table:style-name="ce3" office:value-type="string">
            <text:p>brdzi</text:p>
          </table:table-cell>
          <table:table-cell office:value-type="string">
            <text:p>rdzis</text:p>
          </table:table-cell>
          <table:table-cell office:value-type="string">
            <text:p>ABC</text:p>
          </table:table-cell>
          <table:table-cell table:style-name="ce8" office:value-type="string">
            <text:p>dzə²</text:p>
          </table:table-cell>
          <table:table-cell table:number-columns-repeated="2" table:style-name="ce8" office:value-type="string">
            <text:p><text:s/>dziː²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zə</text:p>
          </table:table-cell>
          <table:table-cell table:style-name="ce21" office:value-type="string">
            <text:p>(A,B,C)(A,B,C)(A,B,C)</text:p>
          </table:table-cell>
          <table:table-cell office:value-type="string">
            <text:p>x </text:p>
          </table:table-cell>
          <table:table-cell table:number-columns-repeated="3"/>
          <table:table-cell office:value-type="string">
            <text:p>to knead</text:p>
          </table:table-cell>
          <table:table-cell table:number-columns-repeated="1005"/>
        </table:table-row>
        <table:table-row table:style-name="ro4">
          <table:table-cell office:value-type="string">
            <text:p>to know</text:p>
          </table:table-cell>
          <table:table-cell office:value-type="string">
            <text:p>ɕes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3" table:style-name="ce8" office:value-type="string">
            <text:p>xʰɪː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ʃi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ʃʰe:</text:p>
          </table:table-cell>
          <table:table-cell table:style-name="ce1" office:value-type="string">
            <text:p>AAA</text:p>
          </table:table-cell>
          <table:table-cell office:value-type="string">
            <text:p>to know</text:p>
          </table:table-cell>
          <table:table-cell table:number-columns-repeated="1005"/>
        </table:table-row>
        <table:table-row table:style-name="ro3">
          <table:table-cell office:value-type="string">
            <text:p>to laugh</text:p>
          </table:table-cell>
          <table:table-cell office:value-type="string">
            <text:p>dgod</text:p>
          </table:table-cell>
          <table:table-cell office:value-type="string">
            <text:p>bgad</text:p>
          </table:table-cell>
          <table:table-cell table:style-name="ce3" office:value-type="string">
            <text:p>bgad</text:p>
          </table:table-cell>
          <table:table-cell office:value-type="string">
            <text:p>dgod</text:p>
          </table:table-cell>
          <table:table-cell office:value-type="string">
            <text:p>ABA</text:p>
          </table:table-cell>
          <table:table-cell table:style-name="ce8" office:value-type="string">
            <text:p>gɪ²</text:p>
          </table:table-cell>
          <table:table-cell table:style-name="ce11" office:value-type="string">
            <text:p>gɪ²</text:p>
          </table:table-cell>
          <table:table-cell table:style-name="ce8" office:value-type="string">
            <text:p>gɪ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ge</text:p>
          </table:table-cell>
          <table:table-cell table:style-name="ce1" office:value-type="string">
            <text:p>(A,B)(A,B)(A,B)</text:p>
          </table:table-cell>
          <table:table-cell table:style-name="ce24" office:value-type="string">
            <text:p>gɛʔ</text:p>
          </table:table-cell>
          <table:table-cell table:style-name="ce23" office:value-type="string">
            <text:p>gɛʔ</text:p>
          </table:table-cell>
          <table:table-cell table:style-name="ce24" office:value-type="string">
            <text:p>gɛʔ</text:p>
          </table:table-cell>
          <table:table-cell office:value-type="string">
            <text:p>BBB</text:p>
          </table:table-cell>
          <table:table-cell office:value-type="string">
            <text:p>to laugh</text:p>
          </table:table-cell>
          <table:table-cell table:number-columns-repeated="1005"/>
        </table:table-row>
        <table:table-row table:style-name="ro1">
          <table:table-cell office:value-type="string">
            <text:p>to learn</text:p>
          </table:table-cell>
          <table:table-cell office:value-type="string">
            <text:p>sbʲoŋ</text:p>
          </table:table-cell>
          <table:table-cell office:value-type="string">
            <text:p>sbʲaŋs</text:p>
          </table:table-cell>
          <table:table-cell table:style-name="ce3" office:value-type="string">
            <text:p>sbʲaŋ</text:p>
          </table:table-cell>
          <table:table-cell office:value-type="string">
            <text:p>sbʲoŋ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1"/>
          <table:table-cell office:value-type="string">
            <text:p>to learn</text:p>
          </table:table-cell>
          <table:table-cell table:number-columns-repeated="1005"/>
        </table:table-row>
        <table:table-row table:style-name="ro3">
          <table:table-cell office:value-type="string">
            <text:p>to lick</text:p>
          </table:table-cell>
          <table:table-cell office:value-type="string">
            <text:p>ldag</text:p>
          </table:table-cell>
          <table:table-cell office:value-type="string">
            <text:p>bldags</text:p>
          </table:table-cell>
          <table:table-cell office:value-type="string">
            <text:p>blag</text:p>
          </table:table-cell>
          <table:table-cell office:value-type="string">
            <text:p>ldogs</text:p>
          </table:table-cell>
          <table:table-cell office:value-type="string">
            <text:p>ABC</text:p>
          </table:table-cell>
          <table:table-cell table:number-columns-repeated="2" table:style-name="ce8" office:value-type="string">
            <text:p>dɑ²</text:p>
          </table:table-cell>
          <table:table-cell table:style-name="ce8" office:value-type="string">
            <text:p><text:s/>du²</text:p>
          </table:table-cell>
          <table:table-cell office:value-type="string">
            <text:p>(A,B)(A,B)C</text:p>
          </table:table-cell>
          <table:table-cell table:number-columns-repeated="2" table:style-name="ce23" office:value-type="string">
            <text:p>da</text:p>
          </table:table-cell>
          <table:table-cell table:style-name="ce24" office:value-type="string">
            <text:p>da</text:p>
          </table:table-cell>
          <table:table-cell table:style-name="ce1" office:value-type="string">
            <text:p>(A,B)(A,B)(A,B)</text:p>
          </table:table-cell>
          <table:table-cell table:number-columns-repeated="2" table:style-name="ce23" office:value-type="string">
            <text:p>daʔ</text:p>
          </table:table-cell>
          <table:table-cell table:style-name="ce23" office:value-type="string">
            <text:p>duʔ</text:p>
          </table:table-cell>
          <table:table-cell table:style-name="ce1" office:value-type="string">
            <text:p>(A,B)(A,B)C</text:p>
          </table:table-cell>
          <table:table-cell office:value-type="string">
            <text:p>to lick</text:p>
          </table:table-cell>
          <table:table-cell table:number-columns-repeated="1005"/>
        </table:table-row>
        <table:table-row table:style-name="ro4">
          <table:table-cell office:value-type="string">
            <text:p>to lie down</text:p>
          </table:table-cell>
          <table:table-cell office:value-type="string">
            <text:p>ɲal</text:p>
          </table:table-cell>
          <table:table-cell table:style-name="ce1" office:value-type="string">
            <text:p>ɲal</text:p>
          </table:table-cell>
          <table:table-cell office:value-type="string">
            <text:p>ɲal</text:p>
          </table:table-cell>
          <table:table-cell office:value-type="string">
            <text:p>ɲol</text:p>
          </table:table-cell>
          <table:table-cell office:value-type="string">
            <text:p>AAC</text:p>
          </table:table-cell>
          <table:table-cell table:style-name="ce12" office:value-type="string">
            <text:p>ɲãː²</text:p>
          </table:table-cell>
          <table:table-cell table:style-name="ce12"/>
          <table:table-cell table:style-name="ce12" office:value-type="string">
            <text:p>ɲũː²</text:p>
          </table:table-cell>
          <table:table-cell office:value-type="string">
            <text:p>AAC</text:p>
          </table:table-cell>
          <table:table-cell table:number-columns-repeated="2" table:style-name="ce23" office:value-type="string">
            <text:p>ɲi</text:p>
          </table:table-cell>
          <table:table-cell table:style-name="ce24" office:value-type="string">
            <text:p>ɲi</text:p>
          </table:table-cell>
          <table:table-cell office:value-type="string">
            <text:p>AAA</text:p>
          </table:table-cell>
          <table:table-cell table:number-columns-repeated="2" table:style-name="ce23" office:value-type="string">
            <text:p>ɲɑ:²</text:p>
          </table:table-cell>
          <table:table-cell table:style-name="ce23" office:value-type="string">
            <text:p>ɲu:²</text:p>
          </table:table-cell>
          <table:table-cell table:style-name="ce1" office:value-type="string">
            <text:p>AAC</text:p>
          </table:table-cell>
          <table:table-cell office:value-type="string">
            <text:p>to lie down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to marry (a man marries a woman)</text:p>
          </table:table-cell>
          <table:table-cell table:style-name="ce2" office:value-type="string">
            <text:p>(mna.ma len)</text:p>
          </table:table-cell>
          <table:table-cell table:style-name="ce4" table:number-columns-repeated="2"/>
          <table:table-cell table:style-name="ce2" table:number-columns-repeated="2"/>
          <table:table-cell table:style-name="ce7" office:value-type="string">
            <text:p>lẽː²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marry (a man marries a woman)</text:p>
          </table:table-cell>
          <table:table-cell table:style-name="ce20" table:number-columns-repeated="1005"/>
        </table:table-row>
        <table:table-row table:style-name="ro4">
          <table:table-cell office:value-type="string">
            <text:p>to plant (vegetals, rice)</text:p>
          </table:table-cell>
          <table:table-cell office:value-type="string">
            <text:p>ɴdebs</text:p>
          </table:table-cell>
          <table:table-cell office:value-type="string">
            <text:p>btab</text:p>
          </table:table-cell>
          <table:table-cell office:value-type="string">
            <text:p>gdab</text:p>
          </table:table-cell>
          <table:table-cell office:value-type="string">
            <text:p>tʰob</text:p>
          </table:table-cell>
          <table:table-cell office:value-type="string">
            <text:p>ABC</text:p>
          </table:table-cell>
          <table:table-cell table:style-name="ce8" office:value-type="string">
            <text:p>nde²</text:p>
          </table:table-cell>
          <table:table-cell table:style-name="ce8" office:value-type="string">
            <text:p><text:s/>te¹</text:p>
          </table:table-cell>
          <table:table-cell table:style-name="ce18"/>
          <table:table-cell office:value-type="string">
            <text:p>ABB</text:p>
          </table:table-cell>
          <table:table-cell table:style-name="ce23" office:value-type="string">
            <text:p>ndi</text:p>
          </table:table-cell>
          <table:table-cell table:number-columns-repeated="2" table:style-name="ce23" office:value-type="string">
            <text:p>ti</text:p>
          </table:table-cell>
          <table:table-cell table:style-name="ce1" office:value-type="string">
            <text:p>A(B,C)(B,C)</text:p>
          </table:table-cell>
          <table:table-cell table:number-columns-repeated="4"/>
          <table:table-cell office:value-type="string">
            <text:p>to plant (vegetals, rice)</text:p>
          </table:table-cell>
          <table:table-cell table:number-columns-repeated="1005"/>
        </table:table-row>
        <table:table-row table:style-name="ro4">
          <table:table-cell office:value-type="string">
            <text:p>to play</text:p>
          </table:table-cell>
          <table:table-cell office:value-type="string">
            <text:p>rtse</text:p>
          </table:table-cell>
          <table:table-cell office:value-type="string">
            <text:p>brtses</text:p>
          </table:table-cell>
          <table:table-cell office:value-type="string">
            <text:p>brtse</text:p>
          </table:table-cell>
          <table:table-cell office:value-type="string">
            <text:p>rtses</text:p>
          </table:table-cell>
          <table:table-cell office:value-type="string">
            <text:p>ABC</text:p>
          </table:table-cell>
          <table:table-cell table:style-name="ce8" office:value-type="string">
            <text:p>tsɛ¹</text:p>
          </table:table-cell>
          <table:table-cell table:number-columns-repeated="2" table:style-name="ce8" office:value-type="string">
            <text:p><text:s/>tsɪː¹</text:p>
          </table:table-cell>
          <table:table-cell office:value-type="string">
            <text:p>A(B,C)(B,C)</text:p>
          </table:table-cell>
          <table:table-cell table:style-name="ce23" office:value-type="string">
            <text:p>htse</text:p>
          </table:table-cell>
          <table:table-cell table:number-columns-repeated="2" table:style-name="ce24" office:value-type="string">
            <text:p>htse</text:p>
          </table:table-cell>
          <table:table-cell office:value-type="string">
            <text:p>AAA</text:p>
          </table:table-cell>
          <table:table-cell table:style-name="ce26" office:value-type="string">
            <text:p>tseʔ¹</text:p>
          </table:table-cell>
          <table:table-cell table:number-columns-repeated="2" table:style-name="ce23" office:value-type="string">
            <text:p>tse:¹</text:p>
          </table:table-cell>
          <table:table-cell office:value-type="string">
            <text:p>A'(B,C)(B,C)</text:p>
          </table:table-cell>
          <table:table-cell office:value-type="string">
            <text:p>to play</text:p>
          </table:table-cell>
          <table:table-cell table:number-columns-repeated="1005"/>
        </table:table-row>
        <table:table-row table:style-name="ro1">
          <table:table-cell office:value-type="string">
            <text:p>to pull</text:p>
          </table:table-cell>
          <table:table-cell office:value-type="string">
            <text:p>ɴtʰen</text:p>
          </table:table-cell>
          <table:table-cell table:number-columns-repeated="16"/>
          <table:table-cell office:value-type="string">
            <text:p>to pull</text:p>
          </table:table-cell>
          <table:table-cell table:number-columns-repeated="1005"/>
        </table:table-row>
        <table:table-row table:style-name="ro4">
          <table:table-cell office:value-type="string">
            <text:p>to pull</text:p>
          </table:table-cell>
          <table:table-cell office:value-type="string">
            <text:p>ɴdren</text:p>
          </table:table-cell>
          <table:table-cell office:value-type="string">
            <text:p>draŋs</text:p>
          </table:table-cell>
          <table:table-cell office:value-type="string">
            <text:p>draŋ</text:p>
          </table:table-cell>
          <table:table-cell office:value-type="string">
            <text:p>droŋs</text:p>
          </table:table-cell>
          <table:table-cell office:value-type="string">
            <text:p>ABC</text:p>
          </table:table-cell>
          <table:table-cell table:style-name="ce8" office:value-type="string">
            <text:p>ndʐẽː²</text:p>
          </table:table-cell>
          <table:table-cell table:style-name="ce8" office:value-type="string">
            <text:p><text:s/>tʂɑː²</text:p>
          </table:table-cell>
          <table:table-cell table:style-name="ce8" office:value-type="string">
            <text:p><text:s/>tʂuː²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7"/>
          <table:table-cell office:value-type="string">
            <text:p>to pull</text:p>
          </table:table-cell>
          <table:table-cell table:number-columns-repeated="1005"/>
        </table:table-row>
        <table:table-row table:style-name="ro4">
          <table:table-cell office:value-type="string">
            <text:p>to push</text:p>
          </table:table-cell>
          <table:table-cell office:value-type="string">
            <text:p>ɴpʰul</text:p>
          </table:table-cell>
          <table:table-cell table:style-name="ce1"/>
          <table:table-cell table:style-name="ce3" table:number-columns-repeated="2"/>
          <table:table-cell table:style-name="ce3" office:value-type="string">
            <text:p>AAA</text:p>
          </table:table-cell>
          <table:table-cell table:number-columns-repeated="3" table:style-name="ce8" office:value-type="string">
            <text:p>pʰʉː²</text:p>
          </table:table-cell>
          <table:table-cell table:style-name="ce3" office:value-type="string">
            <text:p>AA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3"/>
          <table:table-cell office:value-type="string">
            <text:p>to push</text:p>
          </table:table-cell>
          <table:table-cell table:number-columns-repeated="1005"/>
        </table:table-row>
        <table:table-row table:style-name="ro1">
          <table:table-cell office:value-type="string">
            <text:p>to reside (live)</text:p>
          </table:table-cell>
          <table:table-cell office:value-type="string">
            <text:p>sdod</text:p>
          </table:table-cell>
          <table:table-cell table:number-columns-repeated="2" office:value-type="string">
            <text:p>bsdad</text:p>
          </table:table-cell>
          <table:table-cell office:value-type="string">
            <text:p>sdod</text:p>
          </table:table-cell>
          <table:table-cell office:value-type="string">
            <text:p>ABA</text:p>
          </table:table-cell>
          <table:table-cell office:value-type="string">
            <text:p>x</text:p>
          </table:table-cell>
          <table:table-cell table:number-columns-repeated="7"/>
          <table:table-cell office:value-type="string">
            <text:p>x </text:p>
          </table:table-cell>
          <table:table-cell table:number-columns-repeated="3"/>
          <table:table-cell office:value-type="string">
            <text:p>to reside (live)</text:p>
          </table:table-cell>
          <table:table-cell table:number-columns-repeated="1005"/>
        </table:table-row>
        <table:table-row table:style-name="ro4">
          <table:table-cell office:value-type="string">
            <text:p>to run</text:p>
          </table:table-cell>
          <table:table-cell table:style-name="ce3" office:value-type="string">
            <text:p>rgʲug</text:p>
          </table:table-cell>
          <table:table-cell office:value-type="string">
            <text:p>brgʲugs</text:p>
          </table:table-cell>
          <table:table-cell table:style-name="ce3" office:value-type="string">
            <text:p>brgʲug</text:p>
          </table:table-cell>
          <table:table-cell table:style-name="ce3" office:value-type="string">
            <text:p>rgʲugs</text:p>
          </table:table-cell>
          <table:table-cell table:style-name="ce3" office:value-type="string">
            <text:p>ABC</text:p>
          </table:table-cell>
          <table:table-cell table:number-columns-repeated="3" table:style-name="ce8" office:value-type="string">
            <text:p>dʑʉ²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ʁdz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dzʊʔ</text:p>
          </table:table-cell>
          <table:table-cell table:style-name="ce21" office:value-type="string">
            <text:p>(A,B,C)(A,B,C)(A,B,C)</text:p>
          </table:table-cell>
          <table:table-cell office:value-type="string">
            <text:p>to run</text:p>
          </table:table-cell>
          <table:table-cell table:number-columns-repeated="1005"/>
        </table:table-row>
        <table:table-row table:style-name="ro3">
          <table:table-cell office:value-type="string">
            <text:p>to scratch</text:p>
          </table:table-cell>
          <table:table-cell office:value-type="string">
            <text:p>ɴpʰrug</text:p>
          </table:table-cell>
          <table:table-cell table:style-name="ce1" office:value-type="string">
            <text:p>ɴpʰrugs</text:p>
          </table:table-cell>
          <table:table-cell table:style-name="ce3" office:value-type="string">
            <text:p>pʰrugs</text:p>
          </table:table-cell>
          <table:table-cell/>
          <table:table-cell office:value-type="string">
            <text:p>ABC</text:p>
          </table:table-cell>
          <table:table-cell table:number-columns-repeated="3" table:style-name="ce13" office:value-type="string">
            <text:p>tʂʰʊ¹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5" office:value-type="string">
            <text:p>ntʂʰə</text:p>
          </table:table-cell>
          <table:table-cell table:style-name="ce1" office:value-type="string">
            <text:p>(A,B)(A,B)(A,B)</text:p>
          </table:table-cell>
          <table:table-cell table:number-columns-repeated="3" table:style-name="ce23" office:value-type="string">
            <text:p>tʂʰʊʔ</text:p>
          </table:table-cell>
          <table:table-cell table:style-name="ce21" office:value-type="string">
            <text:p>(A,B,C)(A,B,C)(A,B,C)</text:p>
          </table:table-cell>
          <table:table-cell office:value-type="string">
            <text:p>to scratch</text:p>
          </table:table-cell>
          <table:table-cell table:number-columns-repeated="1005"/>
        </table:table-row>
        <table:table-row table:style-name="ro4">
          <table:table-cell office:value-type="string">
            <text:p>to see</text:p>
          </table:table-cell>
          <table:table-cell office:value-type="string">
            <text:p>mtʰoŋ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3" table:style-name="ce8" office:value-type="string">
            <text:p>tʰuː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ntʰu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tʰũ</text:p>
          </table:table-cell>
          <table:table-cell table:style-name="ce1" office:value-type="string">
            <text:p>AAA</text:p>
          </table:table-cell>
          <table:table-cell office:value-type="string">
            <text:p>to see</text:p>
          </table:table-cell>
          <table:table-cell table:number-columns-repeated="1005"/>
        </table:table-row>
        <table:table-row table:style-name="ro4">
          <table:table-cell office:value-type="string">
            <text:p>to shoot (an arrow)</text:p>
          </table:table-cell>
          <table:table-cell office:value-type="string">
            <text:p>ɴpʰen</text:p>
          </table:table-cell>
          <table:table-cell office:value-type="string">
            <text:p>ɴpʰaŋs</text:p>
          </table:table-cell>
          <table:table-cell office:value-type="string">
            <text:p>ɴpʰaŋ</text:p>
          </table:table-cell>
          <table:table-cell office:value-type="string">
            <text:p>ɴpʰoŋs</text:p>
          </table:table-cell>
          <table:table-cell office:value-type="string">
            <text:p>ABC</text:p>
          </table:table-cell>
          <table:table-cell table:style-name="ce8" office:value-type="string">
            <text:p>pʰẽː</text:p>
          </table:table-cell>
          <table:table-cell table:style-name="ce8" office:value-type="string">
            <text:p><text:s/>pʰɑː²</text:p>
          </table:table-cell>
          <table:table-cell table:style-name="ce8" office:value-type="string">
            <text:p>pʰuː²</text:p>
          </table:table-cell>
          <table:table-cell office:value-type="string">
            <text:p>ABC</text:p>
          </table:table-cell>
          <table:table-cell table:style-name="ce23" office:value-type="string">
            <text:p>npʰɛ</text:p>
          </table:table-cell>
          <table:table-cell table:style-name="ce23" office:value-type="string">
            <text:p>npʰɔ</text:p>
          </table:table-cell>
          <table:table-cell table:style-name="ce23" office:value-type="string">
            <text:p>pʰu</text:p>
          </table:table-cell>
          <table:table-cell table:style-name="ce1" office:value-type="string">
            <text:p>ABC</text:p>
          </table:table-cell>
          <table:table-cell table:style-name="ce23" office:value-type="string">
            <text:p>pʰẽ</text:p>
          </table:table-cell>
          <table:table-cell table:style-name="ce23" office:value-type="string">
            <text:p>pʰõ</text:p>
          </table:table-cell>
          <table:table-cell table:style-name="ce23" office:value-type="string">
            <text:p>pʰũ</text:p>
          </table:table-cell>
          <table:table-cell table:style-name="ce1" office:value-type="string">
            <text:p>ABC</text:p>
          </table:table-cell>
          <table:table-cell office:value-type="string">
            <text:p>to shoot (an arrow)</text:p>
          </table:table-cell>
          <table:table-cell table:number-columns-repeated="1005"/>
        </table:table-row>
        <table:table-row table:style-name="ro4">
          <table:table-cell table:style-name="ce2" office:value-type="string">
            <text:p>to sing</text:p>
          </table:table-cell>
          <table:table-cell table:style-name="ce2" office:value-type="string">
            <text:p>gʑas (gtoŋ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lə¹ lẽː²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sing</text:p>
          </table:table-cell>
          <table:table-cell table:style-name="ce20" table:number-columns-repeated="1005"/>
        </table:table-row>
        <table:table-row table:style-name="ro3">
          <table:table-cell table:style-name="ce2" office:value-type="string">
            <text:p>to sleep</text:p>
          </table:table-cell>
          <table:table-cell table:style-name="ce2" office:value-type="string">
            <text:p>gɲid (kʰug, ɲal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ɲãː²</text:p>
          </table:table-cell>
          <table:table-cell table:style-name="ce7"/>
          <table:table-cell table:style-name="ce7" office:value-type="string">
            <text:p>ɲũː²</text:p>
          </table:table-cell>
          <table:table-cell table:style-name="ce2"/>
          <table:table-cell table:style-name="ce20" table:number-columns-repeated="8"/>
          <table:table-cell table:style-name="ce2" office:value-type="string">
            <text:p>to sleep</text:p>
          </table:table-cell>
          <table:table-cell table:style-name="ce20" table:number-columns-repeated="1005"/>
        </table:table-row>
        <table:table-row table:style-name="ro4">
          <table:table-cell office:value-type="string">
            <text:p>to smell (perceive odor) [transitive]</text:p>
          </table:table-cell>
          <table:table-cell office:value-type="string">
            <text:p>snom</text:p>
          </table:table-cell>
          <table:table-cell office:value-type="string">
            <text:p>bsnams</text:p>
          </table:table-cell>
          <table:table-cell office:value-type="string">
            <text:p>bsnam</text:p>
          </table:table-cell>
          <table:table-cell office:value-type="string">
            <text:p>snoms</text:p>
          </table:table-cell>
          <table:table-cell office:value-type="string">
            <text:p>ABC</text:p>
          </table:table-cell>
          <table:table-cell table:number-columns-repeated="3" table:style-name="ce14" office:value-type="string">
            <text:p>nĩː¹</text:p>
          </table:table-cell>
          <table:table-cell table:style-name="ce22" office:value-type="string">
            <text:p>A'''A'''A'''</text:p>
          </table:table-cell>
          <table:table-cell table:number-columns-repeated="3" table:style-name="ce26" office:value-type="string">
            <text:p>ṇu</text:p>
          </table:table-cell>
          <table:table-cell table:style-name="ce27" office:value-type="string">
            <text:p>A''A''A''</text:p>
          </table:table-cell>
          <table:table-cell table:number-columns-repeated="3" table:style-name="ce26" office:value-type="string">
            <text:p>nʊ:¹</text:p>
          </table:table-cell>
          <table:table-cell table:style-name="ce27" office:value-type="string">
            <text:p>A''A''A''</text:p>
          </table:table-cell>
          <table:table-cell office:value-type="string">
            <text:p>to smell (perceive odor) [transitive]</text:p>
          </table:table-cell>
          <table:table-cell table:number-columns-repeated="1005"/>
        </table:table-row>
        <table:table-row table:style-name="ro3">
          <table:table-cell table:style-name="ce2" office:value-type="string">
            <text:p>to spit</text:p>
          </table:table-cell>
          <table:table-cell table:style-name="ce2" office:value-type="string">
            <text:p>mtɕʰil.ma (dbʲug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kʰæːli¹ pʰẽː²</text:p>
          </table:table-cell>
          <table:table-cell table:style-name="ce4"/>
          <table:table-cell table:style-name="ce2" table:number-columns-repeated="2"/>
          <table:table-cell table:style-name="ce20" table:number-columns-repeated="8"/>
          <table:table-cell table:style-name="ce2" office:value-type="string">
            <text:p>to spit</text:p>
          </table:table-cell>
          <table:table-cell table:style-name="ce20" table:number-columns-repeated="1005"/>
        </table:table-row>
        <table:table-row table:style-name="ro3">
          <table:table-cell office:value-type="string">
            <text:p>to stand</text:p>
          </table:table-cell>
          <table:table-cell office:value-type="string">
            <text:p>laŋ</text:p>
          </table:table-cell>
          <table:table-cell office:value-type="string">
            <text:p>laŋs</text:p>
          </table:table-cell>
          <table:table-cell office:value-type="string">
            <text:p>laŋ </text:p>
          </table:table-cell>
          <table:table-cell office:value-type="string">
            <text:p>loŋs</text:p>
          </table:table-cell>
          <table:table-cell office:value-type="string">
            <text:p>ABC</text:p>
          </table:table-cell>
          <table:table-cell table:number-columns-repeated="2" table:style-name="ce8" office:value-type="string">
            <text:p>lɑː²</text:p>
          </table:table-cell>
          <table:table-cell table:style-name="ce8" office:value-type="string">
            <text:p><text:s/>luː²</text:p>
          </table:table-cell>
          <table:table-cell office:value-type="string">
            <text:p>(A,B)(A,B)C</text:p>
          </table:table-cell>
          <table:table-cell table:number-columns-repeated="2" table:style-name="ce23" office:value-type="string">
            <text:p>lɔ</text:p>
          </table:table-cell>
          <table:table-cell table:style-name="ce24" office:value-type="string">
            <text:p>lɔ</text:p>
          </table:table-cell>
          <table:table-cell table:style-name="ce1" office:value-type="string">
            <text:p>(A,B)(A,B)(A,B)</text:p>
          </table:table-cell>
          <table:table-cell table:number-columns-repeated="2" table:style-name="ce23" office:value-type="string">
            <text:p>lõ²</text:p>
          </table:table-cell>
          <table:table-cell table:style-name="ce23" office:value-type="string">
            <text:p>lũ²</text:p>
          </table:table-cell>
          <table:table-cell table:style-name="ce1" office:value-type="string">
            <text:p>(A,B)(A,B)C</text:p>
          </table:table-cell>
          <table:table-cell office:value-type="string">
            <text:p>to stand</text:p>
          </table:table-cell>
          <table:table-cell table:number-columns-repeated="1005"/>
        </table:table-row>
        <table:table-row table:style-name="ro4">
          <table:table-cell office:value-type="string">
            <text:p>to steal</text:p>
          </table:table-cell>
          <table:table-cell office:value-type="string">
            <text:p>rku</text:p>
          </table:table-cell>
          <table:table-cell office:value-type="string">
            <text:p>brkus</text:p>
          </table:table-cell>
          <table:table-cell office:value-type="string">
            <text:p>brku</text:p>
          </table:table-cell>
          <table:table-cell office:value-type="string">
            <text:p>rkus</text:p>
          </table:table-cell>
          <table:table-cell office:value-type="string">
            <text:p>ABC</text:p>
          </table:table-cell>
          <table:table-cell table:style-name="ce8" office:value-type="string">
            <text:p>kə¹</text:p>
          </table:table-cell>
          <table:table-cell table:number-columns-repeated="2" table:style-name="ce8" office:value-type="string">
            <text:p><text:s/>kiː¹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hkə</text:p>
          </table:table-cell>
          <table:table-cell table:style-name="ce21" office:value-type="string">
            <text:p>(A,B,C)(A,B,C)(A,B,C)</text:p>
          </table:table-cell>
          <table:table-cell table:style-name="ce23" office:value-type="string">
            <text:p>kə¹</text:p>
          </table:table-cell>
          <table:table-cell table:number-columns-repeated="2" table:style-name="ce23" office:value-type="string">
            <text:p>ki:¹</text:p>
          </table:table-cell>
          <table:table-cell table:style-name="ce1" office:value-type="string">
            <text:p>A(B,C)(B,C)</text:p>
          </table:table-cell>
          <table:table-cell office:value-type="string">
            <text:p>to steal</text:p>
          </table:table-cell>
          <table:table-cell table:number-columns-repeated="1005"/>
        </table:table-row>
        <table:table-row table:style-name="ro4">
          <table:table-cell office:value-type="string">
            <text:p>to think (reflect)</text:p>
          </table:table-cell>
          <table:table-cell office:value-type="string">
            <text:p>sems</text:p>
          </table:table-cell>
          <table:table-cell office:value-type="string">
            <text:p>bsams</text:p>
          </table:table-cell>
          <table:table-cell office:value-type="string">
            <text:p>bsam </text:p>
          </table:table-cell>
          <table:table-cell office:value-type="string">
            <text:p>soms</text:p>
          </table:table-cell>
          <table:table-cell office:value-type="string">
            <text:p>ABC</text:p>
          </table:table-cell>
          <table:table-cell table:style-name="ce11" office:value-type="string">
            <text:p>sãː¹</text:p>
          </table:table-cell>
          <table:table-cell table:style-name="ce8" office:value-type="string">
            <text:p>sãː¹</text:p>
          </table:table-cell>
          <table:table-cell table:style-name="ce11" office:value-type="string">
            <text:p>sãː¹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3"/>
          <table:table-cell office:value-type="string">
            <text:p>to think (reflect)</text:p>
          </table:table-cell>
          <table:table-cell table:number-columns-repeated="1005"/>
        </table:table-row>
        <table:table-row table:style-name="ro4">
          <table:table-cell office:value-type="string">
            <text:p>to throw</text:p>
          </table:table-cell>
          <table:table-cell office:value-type="string">
            <text:p>dbʲug</text:p>
          </table:table-cell>
          <table:table-cell table:style-name="ce1" office:value-type="string">
            <text:p>dbʲug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jʉ¹</text:p>
          </table:table-cell>
          <table:table-cell table:style-name="ce16"/>
          <table:table-cell table:style-name="ce19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3"/>
          <table:table-cell office:value-type="string">
            <text:p>to throw</text:p>
          </table:table-cell>
          <table:table-cell table:number-columns-repeated="1005"/>
        </table:table-row>
        <table:table-row table:style-name="ro5">
          <table:table-cell office:value-type="string">
            <text:p>to vomit</text:p>
          </table:table-cell>
          <table:table-cell office:value-type="string">
            <text:p>skʲug</text:p>
          </table:table-cell>
          <table:table-cell office:value-type="string">
            <text:p>bskʲugs</text:p>
          </table:table-cell>
          <table:table-cell table:style-name="ce3" office:value-type="string">
            <text:p>bskʲug</text:p>
          </table:table-cell>
          <table:table-cell office:value-type="string">
            <text:p>skʲugs</text:p>
          </table:table-cell>
          <table:table-cell office:value-type="string">
            <text:p>ABC</text:p>
          </table:table-cell>
          <table:table-cell table:style-name="ce15" office:value-type="string">
            <text:p>ɕʉ¹dʑɑ¹ pʰẽː²</text:p>
          </table:table-cell>
          <table:table-cell table:number-columns-repeated="3"/>
          <table:table-cell table:number-columns-repeated="3" table:style-name="ce23" office:value-type="string">
            <text:p>s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sʊʔ</text:p>
          </table:table-cell>
          <table:table-cell table:style-name="ce21" office:value-type="string">
            <text:p>(A,B,C)(A,B,C)(A,B,C)</text:p>
          </table:table-cell>
          <table:table-cell office:value-type="string">
            <text:p>to vomit</text:p>
          </table:table-cell>
          <table:table-cell table:number-columns-repeated="1005"/>
        </table:table-row>
        <table:table-row table:style-name="ro1">
          <table:table-cell office:value-type="string">
            <text:p>to walk</text:p>
          </table:table-cell>
          <table:table-cell office:value-type="string">
            <text:p>ɴgro</text:p>
          </table:table-cell>
          <table:table-cell table:number-columns-repeated="4"/>
          <table:table-cell table:style-name="ce2" office:value-type="string">
            <text:p>pʰebs</text:p>
          </table:table-cell>
          <table:table-cell table:number-columns-repeated="11"/>
          <table:table-cell office:value-type="string">
            <text:p>to walk</text:p>
          </table:table-cell>
          <table:table-cell table:number-columns-repeated="1005"/>
        </table:table-row>
        <table:table-row table:style-name="ro4">
          <table:table-cell office:value-type="string">
            <text:p>to wipe</text:p>
          </table:table-cell>
          <table:table-cell table:style-name="ce3" office:value-type="string">
            <text:p>ɴbʲid</text:p>
          </table:table-cell>
          <table:table-cell office:value-type="string">
            <text:p>pʰjis</text:p>
          </table:table-cell>
          <table:table-cell table:style-name="ce3" office:value-type="string">
            <text:p>dbʲi</text:p>
          </table:table-cell>
          <table:table-cell office:value-type="string">
            <text:p>pʰjis</text:p>
          </table:table-cell>
          <table:table-cell office:value-type="string">
            <text:p>ABB</text:p>
          </table:table-cell>
          <table:table-cell table:style-name="ce14" office:value-type="string">
            <text:p>ɕʰə¹</text:p>
          </table:table-cell>
          <table:table-cell table:number-columns-repeated="2" table:style-name="ce8" office:value-type="string">
            <text:p><text:s/>ɕʰiː¹</text:p>
          </table:table-cell>
          <table:table-cell office:value-type="string">
            <text:p>A'BB</text:p>
          </table:table-cell>
          <table:table-cell table:style-name="ce26" office:value-type="string">
            <text:p>ntsʰə</text:p>
          </table:table-cell>
          <table:table-cell table:number-columns-repeated="2" table:style-name="ce23" office:value-type="string">
            <text:p>tsʰə</text:p>
          </table:table-cell>
          <table:table-cell table:style-name="ce1" office:value-type="string">
            <text:p>A'BB</text:p>
          </table:table-cell>
          <table:table-cell table:style-name="ce26" office:value-type="string">
            <text:p>sʰə</text:p>
          </table:table-cell>
          <table:table-cell table:number-columns-repeated="2" table:style-name="ce26" office:value-type="string">
            <text:p>sʰiʔ</text:p>
          </table:table-cell>
          <table:table-cell office:value-type="string">
            <text:p>A'B'B'</text:p>
          </table:table-cell>
          <table:table-cell office:value-type="string">
            <text:p>to wipe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4"/>
        </table:table-row>
        <table:table-row table:style-name="ro1" table:number-rows-repeated="9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Excel_BuiltIn_Print_Titles_1" table:base-cell-address="$Feuille1.$A$1" table:cell-range-address="$Feuille1.$A$1:.$AMJ$1" table:range-usable-as="repeat-column repeat-row"/>
        <table:named-range table:name="Excel_BuiltIn_Print_Area_1" table:base-cell-address="$Feuille1.$A$1" table:cell-range-address="$Feuille1.$A$1:.$D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F" svg:font-family="" style:font-family-generic="roman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STEDT" svg:font-family="STED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0" style:diagonal-bl-tr="none" style:diagonal-tl-br="none" fo:border="0.035cm solid #c0c0c0"/>
    </style:style>
    <style:style style:name="Entré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" style:display-name="常规_新发现语言调查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" style:display-name="常规_新发现语言调查表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" style:display-name="常规_新发现语言调查表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" style:display-name="常规_新发现语言调查表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" style:display-name="常规_新发现语言调查表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" style:display-name="常规_Sheet1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" style:display-name="常规_新发现语言调查表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" style:display-name="常规_新发现语言调查表_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" style:display-name="常规_新发现语言调查表_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" style:display-name="常规_新发现语言调查表_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" style:display-name="常规_新发现语言调查表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" style:display-name="常规_Sheet1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" style:display-name="常规_新发现语言调查表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" style:display-name="常规_新发现语言调查表_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" style:display-name="常规_新发现语言调查表_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" style:display-name="常规_新发现语言调查表_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" style:display-name="常规_新发现语言调查表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" style:display-name="常规_Sheet1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" style:display-name="常规_新发现语言调查表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" style:display-name="常规_新发现语言调查表_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" style:display-name="常规_新发现语言调查表_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" style:display-name="常规_新发现语言调查表_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" style:display-name="常规_新发现语言调查表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" style:display-name="常规_Sheet1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" style:display-name="常规_新发现语言调查表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" style:display-name="常规_新发现语言调查表_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" style:display-name="常规_新发现语言调查表_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" style:display-name="常规_新发现语言调查表_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" style:display-name="常规_新发现语言调查表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5" style:display-name="常规_Sheet1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5" style:display-name="常规_新发现语言调查表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5" style:display-name="常规_新发现语言调查表_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5" style:display-name="常规_新发现语言调查表_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5" style:display-name="常规_新发现语言调查表_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5" style:display-name="常规_新发现语言调查表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6" style:display-name="常规_Sheet1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6" style:display-name="常规_新发现语言调查表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6" style:display-name="常规_新发现语言调查表_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6" style:display-name="常规_新发现语言调查表_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6" style:display-name="常规_新发现语言调查表_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6" style:display-name="常规_新发现语言调查表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7" style:display-name="常规_Sheet1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7" style:display-name="常规_新发现语言调查表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7" style:display-name="常规_新发现语言调查表_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7" style:display-name="常规_新发现语言调查表_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7" style:display-name="常规_新发现语言调查表_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7" style:display-name="常规_新发现语言调查表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8" style:display-name="常规_Sheet1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8" style:display-name="常规_新发现语言调查表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8" style:display-name="常规_新发现语言调查表_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8" style:display-name="常规_新发现语言调查表_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8" style:display-name="常规_新发现语言调查表_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8" style:display-name="常规_新发现语言调查表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9" style:display-name="常规_Sheet1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9" style:display-name="常规_新发现语言调查表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9" style:display-name="常规_新发现语言调查表_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9" style:display-name="常规_新发现语言调查表_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9" style:display-name="常规_新发现语言调查表_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9" style:display-name="常规_新发现语言调查表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0" style:display-name="常规_Sheet1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0" style:display-name="常规_新发现语言调查表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0" style:display-name="常规_新发现语言调查表_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0" style:display-name="常规_新发现语言调查表_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0" style:display-name="常规_新发现语言调查表_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0" style:display-name="常规_新发现语言调查表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1" style:display-name="常规_Sheet1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1" style:display-name="常规_新发现语言调查表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1" style:display-name="常规_新发现语言调查表_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1" style:display-name="常规_新发现语言调查表_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1" style:display-name="常规_新发现语言调查表_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1" style:display-name="常规_新发现语言调查表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2" style:display-name="常规_Sheet1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2" style:display-name="常规_新发现语言调查表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2" style:display-name="常规_新发现语言调查表_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2" style:display-name="常规_新发现语言调查表_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2" style:display-name="常规_新发现语言调查表_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2" style:display-name="常规_新发现语言调查表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3" style:display-name="常规_Sheet1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3" style:display-name="常规_新发现语言调查表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3" style:display-name="常规_新发现语言调查表_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3" style:display-name="常规_新发现语言调查表_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3" style:display-name="常规_新发现语言调查表_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3" style:display-name="常规_新发现语言调查表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4" style:display-name="常规_Sheet1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4" style:display-name="常规_新发现语言调查表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4" style:display-name="常规_新发现语言调查表_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4" style:display-name="常规_新发现语言调查表_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4" style:display-name="常规_新发现语言调查表_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4" style:display-name="常规_新发现语言调查表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5" style:display-name="常规_Sheet1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5" style:display-name="常规_新发现语言调查表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5" style:display-name="常规_新发现语言调查表_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5" style:display-name="常规_新发现语言调查表_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5" style:display-name="常规_新发现语言调查表_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5" style:display-name="常规_新发现语言调查表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6" style:display-name="20 % - Accent1 1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6" style:display-name="2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6" style:display-name="20 % - Accent3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6" style:display-name="20 % - Accent4 1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6" style:display-name="2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6" style:display-name="2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6" style:display-name="40 % - Accent1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6" style:display-name="4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6" style:display-name="40 % - Accent3 1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6" style:display-name="40 % - Accent4 1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6" style:display-name="4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6" style:display-name="4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6" style:display-name="60 % - Accent1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6" style:display-name="60 % - 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6" style:display-name="60 % - 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6" style:display-name="60 % - Accent4 1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6" style:display-name="60 % - Accent5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6" style:display-name="60 % - Accent6 1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6" style:display-name="Accent1 1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6" style:display-name="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6" style:display-name="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6" style:display-name="Accent4 1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6" style:display-name="Accent5 1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6" style:display-name="Accent6 1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6" style:display-name="Avertissement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6" style:display-name="Calcul 1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6" style:display-name="Cellule liée 1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6" style:display-name="Commentaire 1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6" style:display-name="Entrée 1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6" style:display-name="Insatisfaisant 1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6" style:display-name="Neutre 1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6" style:display-name="Satisfaisant 1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6" style:display-name="Sortie 1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6" style:display-name="Texte explicatif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7" style:display-name="Titre 1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6" style:display-name="Titre 1 1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6" style:display-name="Titre 2 1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6" style:display-name="Titre 3 1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6" style:display-name="Titre 4 1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6" style:display-name="Total 1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6" style:display-name="Vérification 1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6" style:display-name="常规_Sheet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6" style:display-name="常规_Sheet1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6" style:display-name="常规_新发现语言调查表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6" style:display-name="常规_新发现语言调查表_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6" style:display-name="常规_新发现语言调查表_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6" style:display-name="常规_新发现语言调查表_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6" style:display-name="常规_新发现语言调查表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7" style:display-name="20 % - Accent1 1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7" style:display-name="2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7" style:display-name="20 % - Accent3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7" style:display-name="20 % - Accent4 1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7" style:display-name="2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7" style:display-name="2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7" style:display-name="40 % - Accent1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7" style:display-name="4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7" style:display-name="40 % - Accent3 1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7" style:display-name="40 % - Accent4 1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7" style:display-name="4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7" style:display-name="4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7" style:display-name="60 % - Accent1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7" style:display-name="60 % - 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7" style:display-name="60 % - 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7" style:display-name="60 % - Accent4 1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7" style:display-name="60 % - Accent5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7" style:display-name="60 % - Accent6 1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7" style:display-name="Accent1 1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7" style:display-name="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7" style:display-name="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7" style:display-name="Accent4 1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7" style:display-name="Accent5 1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7" style:display-name="Accent6 1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7" style:display-name="Avertissement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7" style:display-name="Calcul 1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7" style:display-name="Cellule liée 1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7" style:display-name="Commentaire 1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7" style:display-name="Entrée 1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7" style:display-name="Insatisfaisant 1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7" style:display-name="Neutre 1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7" style:display-name="Satisfaisant 1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7" style:display-name="Sortie 1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7" style:display-name="Texte explicatif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8" style:display-name="Titre 1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7" style:display-name="Titre 1 1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7" style:display-name="Titre 2 1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7" style:display-name="Titre 3 1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7" style:display-name="Titre 4 1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7" style:display-name="Total 1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7" style:display-name="Vérification 1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7" style:display-name="常规_Sheet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7" style:display-name="常规_Sheet1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7" style:display-name="常规_新发现语言调查表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7" style:display-name="常规_新发现语言调查表_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7" style:display-name="常规_新发现语言调查表_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7" style:display-name="常规_新发现语言调查表_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7" style:display-name="常规_新发现语言调查表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8" style:display-name="20 % - Accent1 1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8" style:display-name="2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8" style:display-name="20 % - Accent3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8" style:display-name="20 % - Accent4 1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8" style:display-name="2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8" style:display-name="2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8" style:display-name="40 % - Accent1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8" style:display-name="4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8" style:display-name="40 % - Accent3 1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8" style:display-name="40 % - Accent4 1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8" style:display-name="4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8" style:display-name="4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8" style:display-name="60 % - Accent1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8" style:display-name="60 % - 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8" style:display-name="60 % - 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8" style:display-name="60 % - Accent4 1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8" style:display-name="60 % - Accent5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8" style:display-name="60 % - Accent6 1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8" style:display-name="Accent1 1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8" style:display-name="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8" style:display-name="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8" style:display-name="Accent4 1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8" style:display-name="Accent5 1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8" style:display-name="Accent6 1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8" style:display-name="Avertissement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8" style:display-name="Calcul 1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8" style:display-name="Cellule liée 1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8" style:display-name="Commentaire 1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8" style:display-name="Entrée 1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8" style:display-name="Insatisfaisant 1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8" style:display-name="Neutre 1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8" style:display-name="Satisfaisant 1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8" style:display-name="Sortie 1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8" style:display-name="Texte explicatif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9" style:display-name="Titre 1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8" style:display-name="Titre 1 1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8" style:display-name="Titre 2 1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8" style:display-name="Titre 3 1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8" style:display-name="Titre 4 1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8" style:display-name="Total 1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8" style:display-name="Vérification 1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8" style:display-name="常规_Sheet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8" style:display-name="常规_Sheet1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8" style:display-name="常规_新发现语言调查表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8" style:display-name="常规_新发现语言调查表_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8" style:display-name="常规_新发现语言调查表_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8" style:display-name="常规_新发现语言调查表_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8" style:display-name="常规_新发现语言调查表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9" style:display-name="20 % - Accent1 1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9" style:display-name="2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9" style:display-name="20 % - Accent3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9" style:display-name="20 % - Accent4 1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9" style:display-name="2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9" style:display-name="2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9" style:display-name="40 % - Accent1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9" style:display-name="4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9" style:display-name="40 % - Accent3 1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9" style:display-name="40 % - Accent4 1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9" style:display-name="4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9" style:display-name="4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9" style:display-name="60 % - Accent1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9" style:display-name="60 % - 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9" style:display-name="60 % - 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9" style:display-name="60 % - Accent4 1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9" style:display-name="60 % - Accent5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9" style:display-name="60 % - Accent6 1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9" style:display-name="Accent1 1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9" style:display-name="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9" style:display-name="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9" style:display-name="Accent4 1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9" style:display-name="Accent5 1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9" style:display-name="Accent6 1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9" style:display-name="Avertissement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9" style:display-name="Calcul 1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9" style:display-name="Cellule liée 1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9" style:display-name="Commentaire 1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9" style:display-name="Entrée 1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9" style:display-name="Insatisfaisant 1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9" style:display-name="Neutre 1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9" style:display-name="Satisfaisant 1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9" style:display-name="Sortie 1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9" style:display-name="Texte explicatif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0" style:display-name="Titre 2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9" style:display-name="Titre 1 1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9" style:display-name="Titre 2 1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9" style:display-name="Titre 3 1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9" style:display-name="Titre 4 1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9" style:display-name="Total 1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9" style:display-name="Vérification 1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9" style:display-name="常规_Sheet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9" style:display-name="常规_Sheet1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9" style:display-name="常规_新发现语言调查表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9" style:display-name="常规_新发现语言调查表_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9" style:display-name="常规_新发现语言调查表_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9" style:display-name="常规_新发现语言调查表_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9" style:display-name="常规_新发现语言调查表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0" style:display-name="20 % - Accent1 2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0" style:display-name="2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0" style:display-name="20 % - Accent3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0" style:display-name="20 % - Accent4 2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0" style:display-name="2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0" style:display-name="2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0" style:display-name="40 % - Accent1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0" style:display-name="4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0" style:display-name="40 % - Accent3 2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0" style:display-name="40 % - Accent4 2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0" style:display-name="4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0" style:display-name="4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0" style:display-name="60 % - Accent1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0" style:display-name="60 % - 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0" style:display-name="60 % - 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0" style:display-name="60 % - Accent4 2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0" style:display-name="60 % - Accent5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0" style:display-name="60 % - Accent6 2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0" style:display-name="Accent1 2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0" style:display-name="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0" style:display-name="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0" style:display-name="Accent4 2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0" style:display-name="Accent5 2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0" style:display-name="Accent6 2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0" style:display-name="Avertissement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0" style:display-name="Calcul 2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0" style:display-name="Cellule liée 2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0" style:display-name="Commentaire 2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0" style:display-name="Entrée 2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0" style:display-name="Insatisfaisant 2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0" style:display-name="Neutre 2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0" style:display-name="Satisfaisant 2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0" style:display-name="Sortie 2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0" style:display-name="Texte explicatif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1" style:display-name="Titre 2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0" style:display-name="Titre 1 2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0" style:display-name="Titre 2 2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0" style:display-name="Titre 3 2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0" style:display-name="Titre 4 2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0" style:display-name="Total 2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0" style:display-name="Vérification 2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0" style:display-name="常规_Sheet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0" style:display-name="常规_Sheet1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0" style:display-name="常规_新发现语言调查表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0" style:display-name="常规_新发现语言调查表_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0" style:display-name="常规_新发现语言调查表_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0" style:display-name="常规_新发现语言调查表_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0" style:display-name="常规_新发现语言调查表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1" style:display-name="20 % - Accent1 2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1" style:display-name="2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1" style:display-name="20 % - Accent3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1" style:display-name="20 % - Accent4 2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1" style:display-name="2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1" style:display-name="2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1" style:display-name="40 % - Accent1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1" style:display-name="4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1" style:display-name="40 % - Accent3 2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1" style:display-name="40 % - Accent4 2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1" style:display-name="4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1" style:display-name="4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1" style:display-name="60 % - Accent1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1" style:display-name="60 % - 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1" style:display-name="60 % - 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1" style:display-name="60 % - Accent4 2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1" style:display-name="60 % - Accent5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1" style:display-name="60 % - Accent6 2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1" style:display-name="Accent1 2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1" style:display-name="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1" style:display-name="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1" style:display-name="Accent4 2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1" style:display-name="Accent5 2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1" style:display-name="Accent6 2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1" style:display-name="Avertissement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1" style:display-name="Calcul 2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1" style:display-name="Cellule liée 2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1" style:display-name="Commentaire 2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1" style:display-name="Entrée 2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1" style:display-name="Insatisfaisant 2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1" style:display-name="Neutre 2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1" style:display-name="Satisfaisant 2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1" style:display-name="Sortie 2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1" style:display-name="Texte explicatif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2" style:display-name="Titre 2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1" style:display-name="Titre 1 2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1" style:display-name="Titre 2 2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1" style:display-name="Titre 3 2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1" style:display-name="Titre 4 2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1" style:display-name="Total 2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1" style:display-name="Vérification 2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1" style:display-name="常规_Sheet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1" style:display-name="常规_Sheet1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1" style:display-name="常规_新发现语言调查表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1" style:display-name="常规_新发现语言调查表_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1" style:display-name="常规_新发现语言调查表_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1" style:display-name="常规_新发现语言调查表_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1" style:display-name="常规_新发现语言调查表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2" style:display-name="20 % - Accent1 2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2" style:display-name="2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2" style:display-name="20 % - Accent3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2" style:display-name="20 % - Accent4 2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2" style:display-name="2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2" style:display-name="2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2" style:display-name="40 % - Accent1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2" style:display-name="4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2" style:display-name="40 % - Accent3 2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2" style:display-name="40 % - Accent4 2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2" style:display-name="4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2" style:display-name="4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2" style:display-name="60 % - Accent1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2" style:display-name="60 % - 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2" style:display-name="60 % - 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2" style:display-name="60 % - Accent4 2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2" style:display-name="60 % - Accent5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2" style:display-name="60 % - Accent6 2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2" style:display-name="Accent1 2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2" style:display-name="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2" style:display-name="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2" style:display-name="Accent4 2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2" style:display-name="Accent5 2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2" style:display-name="Accent6 2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2" style:display-name="Avertissement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2" style:display-name="Calcul 2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2" style:display-name="Cellule liée 2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2" style:display-name="Commentaire 2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2" style:display-name="Entrée 2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2" style:display-name="Insatisfaisant 2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2" style:display-name="Neutre 2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2" style:display-name="Satisfaisant 2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2" style:display-name="Sortie 2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2" style:display-name="Texte explicatif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3" style:display-name="Titre 2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2" style:display-name="Titre 1 2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2" style:display-name="Titre 2 2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2" style:display-name="Titre 3 2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2" style:display-name="Titre 4 2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2" style:display-name="Total 2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2" style:display-name="Vérification 2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2" style:display-name="常规_Sheet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2" style:display-name="常规_Sheet1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2" style:display-name="常规_新发现语言调查表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2" style:display-name="常规_新发现语言调查表_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2" style:display-name="常规_新发现语言调查表_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2" style:display-name="常规_新发现语言调查表_3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2" style:display-name="常规_新发现语言调查表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3" style:display-name="20 % - Accent1 2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3" style:display-name="2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3" style:display-name="20 % - Accent3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3" style:display-name="20 % - Accent4 2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3" style:display-name="2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3" style:display-name="2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3" style:display-name="40 % - Accent1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3" style:display-name="4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3" style:display-name="40 % - Accent3 2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3" style:display-name="40 % - Accent4 2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3" style:display-name="4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3" style:display-name="4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3" style:display-name="60 % - Accent1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3" style:display-name="60 % - 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3" style:display-name="60 % - 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3" style:display-name="60 % - Accent4 2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3" style:display-name="60 % - Accent5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3" style:display-name="60 % - Accent6 2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3" style:display-name="Accent1 2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3" style:display-name="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3" style:display-name="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3" style:display-name="Accent4 2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3" style:display-name="Accent5 2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3" style:display-name="Accent6 2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3" style:display-name="Avertissement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3" style:display-name="Calcul 2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3" style:display-name="Cellule liée 2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3" style:display-name="Commentaire 2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3" style:display-name="Entrée 2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3" style:display-name="Insatisfaisant 2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3" style:display-name="Neutre 2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3" style:display-name="Satisfaisant 2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3" style:display-name="Sortie 2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3" style:display-name="Texte explicatif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4" style:display-name="Titre 2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3" style:display-name="Titre 1 2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3" style:display-name="Titre 2 2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3" style:display-name="Titre 3 2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3" style:display-name="Titre 4 2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3" style:display-name="Total 2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3" style:display-name="Vérification 2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3" style:display-name="常规_Sheet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3" style:display-name="常规_Sheet1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3" style:display-name="常规_新发现语言调查表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3" style:display-name="常规_新发现语言调查表_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3" style:display-name="常规_新发现语言调查表_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3" style:display-name="常规_新发现语言调查表_3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3" style:display-name="常规_新发现语言调查表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4" style:display-name="20 % - Accent1 2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4" style:display-name="2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4" style:display-name="20 % - Accent3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4" style:display-name="20 % - Accent4 2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4" style:display-name="2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4" style:display-name="2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4" style:display-name="40 % - Accent1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4" style:display-name="4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4" style:display-name="40 % - Accent3 2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4" style:display-name="40 % - Accent4 2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4" style:display-name="4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4" style:display-name="4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4" style:display-name="60 % - Accent1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4" style:display-name="60 % - 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4" style:display-name="60 % - 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4" style:display-name="60 % - Accent4 2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4" style:display-name="60 % - Accent5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4" style:display-name="60 % - Accent6 2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4" style:display-name="Accent1 2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4" style:display-name="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4" style:display-name="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4" style:display-name="Accent4 2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4" style:display-name="Accent5 2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4" style:display-name="Accent6 2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4" style:display-name="Avertissement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4" style:display-name="Calcul 2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4" style:display-name="Cellule liée 2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4" style:display-name="Commentaire 2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4" style:display-name="Entrée 2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4" style:display-name="Insatisfaisant 2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4" style:display-name="Neutre 2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4" style:display-name="Satisfaisant 2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4" style:display-name="Sortie 2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4" style:display-name="Texte explicatif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5" style:display-name="Titre 2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4" style:display-name="Titre 1 2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4" style:display-name="Titre 2 2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4" style:display-name="Titre 3 2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4" style:display-name="Titre 4 2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4" style:display-name="Total 2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4" style:display-name="Vérification 2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4" style:display-name="常规_Sheet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4" style:display-name="常规_Sheet1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4" style:display-name="常规_新发现语言调查表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4" style:display-name="常规_新发现语言调查表_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4" style:display-name="常规_新发现语言调查表_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4" style:display-name="常规_新发现语言调查表_3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4" style:display-name="常规_新发现语言调查表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5" style:display-name="20 % - Accent1 2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5" style:display-name="2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5" style:display-name="20 % - Accent3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5" style:display-name="20 % - Accent4 2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5" style:display-name="2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5" style:display-name="2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5" style:display-name="40 % - Accent1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5" style:display-name="4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5" style:display-name="40 % - Accent3 2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5" style:display-name="40 % - Accent4 2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5" style:display-name="4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5" style:display-name="4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5" style:display-name="60 % - Accent1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5" style:display-name="60 % - 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5" style:display-name="60 % - 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5" style:display-name="60 % - Accent4 2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5" style:display-name="60 % - Accent5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5" style:display-name="60 % - Accent6 2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5" style:display-name="Accent1 2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5" style:display-name="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5" style:display-name="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5" style:display-name="Accent4 2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5" style:display-name="Accent5 2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5" style:display-name="Accent6 2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5" style:display-name="Avertissement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5" style:display-name="Calcul 2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5" style:display-name="Cellule liée 2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5" style:display-name="Commentaire 2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5" style:display-name="Entrée 2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5" style:display-name="Insatisfaisant 2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5" style:display-name="Neutre 2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5" style:display-name="Satisfaisant 2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5" style:display-name="Sortie 2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5" style:display-name="Texte explicatif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6" style:display-name="Titre 2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5" style:display-name="Titre 1 2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5" style:display-name="Titre 2 2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5" style:display-name="Titre 3 2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5" style:display-name="Titre 4 2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5" style:display-name="Total 2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5" style:display-name="Vérification 2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5" style:display-name="常规_Sheet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5" style:display-name="常规_Sheet1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5" style:display-name="常规_新发现语言调查表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5" style:display-name="常规_新发现语言调查表_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5" style:display-name="常规_新发现语言调查表_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5" style:display-name="常规_新发现语言调查表_3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5" style:display-name="常规_新发现语言调查表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6" style:display-name="20 % - Accent1 2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6" style:display-name="2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6" style:display-name="20 % - Accent3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6" style:display-name="20 % - Accent4 2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6" style:display-name="2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6" style:display-name="2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6" style:display-name="40 % - Accent1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6" style:display-name="4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6" style:display-name="40 % - Accent3 2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6" style:display-name="40 % - Accent4 2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6" style:display-name="4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6" style:display-name="4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6" style:display-name="60 % - Accent1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6" style:display-name="60 % - 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6" style:display-name="60 % - 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6" style:display-name="60 % - Accent4 2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6" style:display-name="60 % - Accent5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6" style:display-name="60 % - Accent6 2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6" style:display-name="Accent1 2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6" style:display-name="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6" style:display-name="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6" style:display-name="Accent4 2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6" style:display-name="Accent5 2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6" style:display-name="Accent6 2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6" style:display-name="Avertissement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6" style:display-name="Calcul 2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6" style:display-name="Cellule liée 2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6" style:display-name="Commentaire 2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6" style:display-name="Entrée 2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6" style:display-name="Insatisfaisant 2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6" style:display-name="Neutre 2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6" style:display-name="Satisfaisant 2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6" style:display-name="Sortie 2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6" style:display-name="Texte explicatif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7" style:display-name="Titre 2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6" style:display-name="Titre 1 2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6" style:display-name="Titre 2 2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6" style:display-name="Titre 3 2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6" style:display-name="Titre 4 2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6" style:display-name="Total 2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6" style:display-name="Vérification 2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6" style:display-name="常规_Sheet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6" style:display-name="常规_Sheet1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6" style:display-name="常规_新发现语言调查表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6" style:display-name="常规_新发现语言调查表_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6" style:display-name="常规_新发现语言调查表_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6" style:display-name="常规_新发现语言调查表_3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6" style:display-name="常规_新发现语言调查表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7" style:display-name="20 % - Accent1 2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7" style:display-name="2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7" style:display-name="20 % - Accent3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7" style:display-name="20 % - Accent4 2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7" style:display-name="2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7" style:display-name="2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7" style:display-name="40 % - Accent1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7" style:display-name="4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7" style:display-name="40 % - Accent3 2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7" style:display-name="40 % - Accent4 2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7" style:display-name="4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7" style:display-name="4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7" style:display-name="60 % - Accent1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7" style:display-name="60 % - 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7" style:display-name="60 % - 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7" style:display-name="60 % - Accent4 2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7" style:display-name="60 % - Accent5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7" style:display-name="60 % - Accent6 2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7" style:display-name="Accent1 2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7" style:display-name="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7" style:display-name="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7" style:display-name="Accent4 2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7" style:display-name="Accent5 2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7" style:display-name="Accent6 2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7" style:display-name="Avertissement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7" style:display-name="Calcul 2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7" style:display-name="Cellule liée 2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7" style:display-name="Commentaire 2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7" style:display-name="Entrée 2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7" style:display-name="Insatisfaisant 2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7" style:display-name="Neutre 2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7" style:display-name="Satisfaisant 2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7" style:display-name="Sortie 2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7" style:display-name="Texte explicatif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8" style:display-name="Titre 2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7" style:display-name="Titre 1 2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7" style:display-name="Titre 2 2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7" style:display-name="Titre 3 2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7" style:display-name="Titre 4 2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7" style:display-name="Total 2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7" style:display-name="Vérification 2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7" style:display-name="常规_Sheet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7" style:display-name="常规_Sheet1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7" style:display-name="常规_新发现语言调查表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7" style:display-name="常规_新发现语言调查表_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7" style:display-name="常规_新发现语言调查表_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7" style:display-name="常规_新发现语言调查表_3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7" style:display-name="常规_新发现语言调查表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8" style:display-name="20 % - Accent1 2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8" style:display-name="2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8" style:display-name="20 % - Accent3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8" style:display-name="20 % - Accent4 2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8" style:display-name="2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8" style:display-name="2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8" style:display-name="40 % - Accent1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8" style:display-name="4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8" style:display-name="40 % - Accent3 2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8" style:display-name="40 % - Accent4 2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8" style:display-name="4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8" style:display-name="4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8" style:display-name="60 % - Accent1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8" style:display-name="60 % - 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8" style:display-name="60 % - 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8" style:display-name="60 % - Accent4 2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8" style:display-name="60 % - Accent5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8" style:display-name="60 % - Accent6 2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8" style:display-name="Accent1 2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8" style:display-name="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8" style:display-name="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8" style:display-name="Accent4 2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8" style:display-name="Accent5 2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8" style:display-name="Accent6 2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8" style:display-name="Avertissement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8" style:display-name="Calcul 2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8" style:display-name="Cellule liée 2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8" style:display-name="Commentaire 2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8" style:display-name="Entrée 2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8" style:display-name="Insatisfaisant 2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8" style:display-name="Neutre 2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8" style:display-name="Satisfaisant 2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8" style:display-name="Sortie 2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8" style:display-name="Texte explicatif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9" style:display-name="Titre 2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8" style:display-name="Titre 1 2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8" style:display-name="Titre 2 2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8" style:display-name="Titre 3 2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8" style:display-name="Titre 4 2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8" style:display-name="Total 2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8" style:display-name="Vérification 2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8" style:display-name="常规_Sheet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8" style:display-name="常规_Sheet1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8" style:display-name="常规_新发现语言调查表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8" style:display-name="常规_新发现语言调查表_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8" style:display-name="常规_新发现语言调查表_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8" style:display-name="常规_新发现语言调查表_3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8" style:display-name="常规_新发现语言调查表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9" style:display-name="20 % - Accent1 2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9" style:display-name="2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9" style:display-name="20 % - Accent3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9" style:display-name="20 % - Accent4 2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9" style:display-name="2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9" style:display-name="2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9" style:display-name="40 % - Accent1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9" style:display-name="4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9" style:display-name="40 % - Accent3 2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9" style:display-name="40 % - Accent4 2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9" style:display-name="4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9" style:display-name="4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9" style:display-name="60 % - Accent1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9" style:display-name="60 % - 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9" style:display-name="60 % - 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9" style:display-name="60 % - Accent4 2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9" style:display-name="60 % - Accent5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9" style:display-name="60 % - Accent6 2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9" style:display-name="Accent1 2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9" style:display-name="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9" style:display-name="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9" style:display-name="Accent4 2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9" style:display-name="Accent5 2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9" style:display-name="Accent6 2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9" style:display-name="Avertissement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9" style:display-name="Calcul 2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9" style:display-name="Cellule liée 2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9" style:display-name="Commentaire 2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9" style:display-name="Entrée 2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9" style:display-name="Insatisfaisant 2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9" style:display-name="Neutre 2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9" style:display-name="Satisfaisant 2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9" style:display-name="Sortie 2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9" style:display-name="Texte explicatif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0" style:display-name="Titre 3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9" style:display-name="Titre 1 2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9" style:display-name="Titre 2 2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9" style:display-name="Titre 3 2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9" style:display-name="Titre 4 2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9" style:display-name="Total 2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9" style:display-name="Vérification 2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9" style:display-name="常规_Sheet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9" style:display-name="常规_Sheet1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9" style:display-name="常规_新发现语言调查表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9" style:display-name="常规_新发现语言调查表_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9" style:display-name="常规_新发现语言调查表_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9" style:display-name="常规_新发现语言调查表_3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9" style:display-name="常规_新发现语言调查表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0" style:display-name="20 % - Accent1 3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0" style:display-name="2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0" style:display-name="20 % - Accent3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0" style:display-name="20 % - Accent4 3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0" style:display-name="2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0" style:display-name="2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0" style:display-name="40 % - Accent1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0" style:display-name="4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0" style:display-name="40 % - Accent3 3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0" style:display-name="40 % - Accent4 3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0" style:display-name="4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0" style:display-name="4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0" style:display-name="60 % - Accent1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0" style:display-name="60 % - 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0" style:display-name="60 % - 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0" style:display-name="60 % - Accent4 3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0" style:display-name="60 % - Accent5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0" style:display-name="60 % - Accent6 3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0" style:display-name="Accent1 3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0" style:display-name="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0" style:display-name="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0" style:display-name="Accent4 3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0" style:display-name="Accent5 3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0" style:display-name="Accent6 3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0" style:display-name="Avertissement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0" style:display-name="Calcul 3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0" style:display-name="Cellule liée 3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0" style:display-name="Commentaire 3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0" style:display-name="Entrée 3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0" style:display-name="Insatisfaisant 3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0" style:display-name="Neutre 3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0" style:display-name="Satisfaisant 3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0" style:display-name="Sortie 3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0" style:display-name="Texte explicatif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1" style:display-name="Titre 3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0" style:display-name="Titre 1 3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0" style:display-name="Titre 2 3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0" style:display-name="Titre 3 3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0" style:display-name="Titre 4 3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0" style:display-name="Total 3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0" style:display-name="Vérification 3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0" style:display-name="常规_Sheet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0" style:display-name="常规_Sheet1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0" style:display-name="常规_新发现语言调查表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0" style:display-name="常规_新发现语言调查表_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0" style:display-name="常规_新发现语言调查表_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0" style:display-name="常规_新发现语言调查表_3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0" style:display-name="常规_新发现语言调查表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1" style:display-name="20 % - Accent1 3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1" style:display-name="2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1" style:display-name="20 % - Accent3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1" style:display-name="20 % - Accent4 3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1" style:display-name="2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1" style:display-name="2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1" style:display-name="40 % - Accent1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1" style:display-name="4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1" style:display-name="40 % - Accent3 3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1" style:display-name="40 % - Accent4 3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1" style:display-name="4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1" style:display-name="4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1" style:display-name="60 % - Accent1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1" style:display-name="60 % - 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1" style:display-name="60 % - 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1" style:display-name="60 % - Accent4 3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1" style:display-name="60 % - Accent5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1" style:display-name="60 % - Accent6 3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1" style:display-name="Accent1 3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1" style:display-name="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1" style:display-name="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1" style:display-name="Accent4 3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1" style:display-name="Accent5 3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1" style:display-name="Accent6 3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1" style:display-name="Avertissement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1" style:display-name="Calcul 3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1" style:display-name="Cellule liée 3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1" style:display-name="Commentaire 3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1" style:display-name="Entrée 3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1" style:display-name="Insatisfaisant 3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1" style:display-name="Neutre 3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1" style:display-name="Satisfaisant 3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1" style:display-name="Sortie 3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1" style:display-name="Texte explicatif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2" style:display-name="Titre 3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1" style:display-name="Titre 1 3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1" style:display-name="Titre 2 3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1" style:display-name="Titre 3 3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1" style:display-name="Titre 4 3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1" style:display-name="Total 3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1" style:display-name="Vérification 3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1" style:display-name="常规_Sheet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1" style:display-name="常规_Sheet1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1" style:display-name="常规_新发现语言调查表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1" style:display-name="常规_新发现语言调查表_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1" style:display-name="常规_新发现语言调查表_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1" style:display-name="常规_新发现语言调查表_3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1" style:display-name="常规_新发现语言调查表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2" style:display-name="20 % - Accent1 3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2" style:display-name="2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2" style:display-name="20 % - Accent3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2" style:display-name="20 % - Accent4 3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2" style:display-name="2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2" style:display-name="2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2" style:display-name="40 % - Accent1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2" style:display-name="4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2" style:display-name="40 % - Accent3 3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2" style:display-name="40 % - Accent4 3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2" style:display-name="4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2" style:display-name="4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2" style:display-name="60 % - Accent1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2" style:display-name="60 % - 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2" style:display-name="60 % - 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2" style:display-name="60 % - Accent4 3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2" style:display-name="60 % - Accent5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2" style:display-name="60 % - Accent6 3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2" style:display-name="Accent1 3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2" style:display-name="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2" style:display-name="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2" style:display-name="Accent4 3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2" style:display-name="Accent5 3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2" style:display-name="Accent6 3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2" style:display-name="Avertissement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2" style:display-name="Calcul 3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2" style:display-name="Cellule liée 3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2" style:display-name="Commentaire 3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2" style:display-name="Entrée 3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2" style:display-name="Insatisfaisant 3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2" style:display-name="Neutre 3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2" style:display-name="Satisfaisant 3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2" style:display-name="Sortie 3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2" style:display-name="Texte explicatif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3" style:display-name="Titre 3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2" style:display-name="Titre 1 3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2" style:display-name="Titre 2 3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2" style:display-name="Titre 3 3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2" style:display-name="Titre 4 3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2" style:display-name="Total 3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2" style:display-name="Vérification 3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2" style:display-name="常规_Sheet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2" style:display-name="常规_Sheet1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2" style:display-name="常规_新发现语言调查表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2" style:display-name="常规_新发现语言调查表_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2" style:display-name="常规_新发现语言调查表_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2" style:display-name="常规_新发现语言调查表_3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2" style:display-name="常规_新发现语言调查表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3" style:display-name="20 % - Accent1 3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3" style:display-name="2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3" style:display-name="20 % - Accent3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3" style:display-name="20 % - Accent4 3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3" style:display-name="2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3" style:display-name="2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3" style:display-name="40 % - Accent1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3" style:display-name="4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3" style:display-name="40 % - Accent3 3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3" style:display-name="40 % - Accent4 3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3" style:display-name="4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3" style:display-name="4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3" style:display-name="60 % - Accent1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3" style:display-name="60 % - 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3" style:display-name="60 % - 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3" style:display-name="60 % - Accent4 3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3" style:display-name="60 % - Accent5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3" style:display-name="60 % - Accent6 3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3" style:display-name="Accent1 3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3" style:display-name="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3" style:display-name="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3" style:display-name="Accent4 3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3" style:display-name="Accent5 3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3" style:display-name="Accent6 3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3" style:display-name="Avertissement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3" style:display-name="Calcul 3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3" style:display-name="Cellule liée 3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3" style:display-name="Commentaire 3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3" style:display-name="Entrée 3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3" style:display-name="Insatisfaisant 3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3" style:display-name="Neutre 3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3" style:display-name="Satisfaisant 3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3" style:display-name="Sortie 3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3" style:display-name="Texte explicatif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4" style:display-name="Titre 3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3" style:display-name="Titre 1 3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3" style:display-name="Titre 2 3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3" style:display-name="Titre 3 3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3" style:display-name="Titre 4 3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3" style:display-name="Total 3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3" style:display-name="Vérification 3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3" style:display-name="常规_Sheet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3" style:display-name="常规_Sheet1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3" style:display-name="常规_新发现语言调查表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3" style:display-name="常规_新发现语言调查表_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3" style:display-name="常规_新发现语言调查表_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3" style:display-name="常规_新发现语言调查表_3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3" style:display-name="常规_新发现语言调查表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4" style:display-name="20 % - Accent1 3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4" style:display-name="2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4" style:display-name="20 % - Accent3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4" style:display-name="20 % - Accent4 3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4" style:display-name="2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4" style:display-name="2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4" style:display-name="40 % - Accent1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4" style:display-name="4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4" style:display-name="40 % - Accent3 3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4" style:display-name="40 % - Accent4 3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4" style:display-name="4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4" style:display-name="4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4" style:display-name="60 % - Accent1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4" style:display-name="60 % - 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4" style:display-name="60 % - 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4" style:display-name="60 % - Accent4 3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4" style:display-name="60 % - Accent5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4" style:display-name="60 % - Accent6 3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4" style:display-name="Accent1 3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4" style:display-name="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4" style:display-name="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4" style:display-name="Accent4 3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4" style:display-name="Accent5 3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4" style:display-name="Accent6 3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4" style:display-name="Avertissement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4" style:display-name="Calcul 3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4" style:display-name="Cellule liée 3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4" style:display-name="Commentaire 3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4" style:display-name="Entrée 3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4" style:display-name="Insatisfaisant 3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4" style:display-name="Neutre 3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4" style:display-name="Satisfaisant 3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4" style:display-name="Sortie 3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4" style:display-name="Texte explicatif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5" style:display-name="Titre 3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4" style:display-name="Titre 1 3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4" style:display-name="Titre 2 3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4" style:display-name="Titre 3 3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4" style:display-name="Titre 4 3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4" style:display-name="Total 3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4" style:display-name="Vérification 3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4" style:display-name="常规_Sheet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4" style:display-name="常规_Sheet1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4" style:display-name="常规_新发现语言调查表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4" style:display-name="常规_新发现语言调查表_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4" style:display-name="常规_新发现语言调查表_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4" style:display-name="常规_新发现语言调查表_3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4" style:display-name="常规_新发现语言调查表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5" style:display-name="20 % - Accent1 3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5" style:display-name="2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5" style:display-name="20 % - Accent3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5" style:display-name="20 % - Accent4 3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5" style:display-name="2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5" style:display-name="2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5" style:display-name="40 % - Accent1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5" style:display-name="4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5" style:display-name="40 % - Accent3 3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5" style:display-name="40 % - Accent4 3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5" style:display-name="4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5" style:display-name="4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5" style:display-name="60 % - Accent1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5" style:display-name="60 % - 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5" style:display-name="60 % - 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5" style:display-name="60 % - Accent4 3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5" style:display-name="60 % - Accent5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5" style:display-name="60 % - Accent6 3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5" style:display-name="Accent1 3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5" style:display-name="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5" style:display-name="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5" style:display-name="Accent4 3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5" style:display-name="Accent5 3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5" style:display-name="Accent6 3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5" style:display-name="Avertissement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5" style:display-name="Calcul 3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5" style:display-name="Cellule liée 3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5" style:display-name="Commentaire 3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5" style:display-name="Entrée 3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5" style:display-name="Insatisfaisant 3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5" style:display-name="Neutre 3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5" style:display-name="Satisfaisant 3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5" style:display-name="Sortie 3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5" style:display-name="Texte explicatif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6" style:display-name="Titre 3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5" style:display-name="Titre 1 3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5" style:display-name="Titre 2 3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5" style:display-name="Titre 3 3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5" style:display-name="Titre 4 3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5" style:display-name="Total 3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5" style:display-name="Vérification 3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5" style:display-name="常规_Sheet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5" style:display-name="常规_Sheet1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5" style:display-name="常规_新发现语言调查表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5" style:display-name="常规_新发现语言调查表_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5" style:display-name="常规_新发现语言调查表_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5" style:display-name="常规_新发现语言调查表_3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5" style:display-name="常规_新发现语言调查表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6" style:display-name="20 % - Accent1 3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6" style:display-name="2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6" style:display-name="20 % - Accent3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6" style:display-name="20 % - Accent4 3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6" style:display-name="2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6" style:display-name="2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6" style:display-name="40 % - Accent1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6" style:display-name="4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6" style:display-name="40 % - Accent3 3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6" style:display-name="40 % - Accent4 3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6" style:display-name="4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6" style:display-name="4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6" style:display-name="60 % - Accent1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6" style:display-name="60 % - 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6" style:display-name="60 % - 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6" style:display-name="60 % - Accent4 3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6" style:display-name="60 % - Accent5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6" style:display-name="60 % - Accent6 3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6" style:display-name="Accent1 3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6" style:display-name="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6" style:display-name="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6" style:display-name="Accent4 3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6" style:display-name="Accent5 3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6" style:display-name="Accent6 3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6" style:display-name="Avertissement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6" style:display-name="Calcul 3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6" style:display-name="Cellule liée 3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6" style:display-name="Commentaire 3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6" style:display-name="Entrée 3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6" style:display-name="Insatisfaisant 3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6" style:display-name="Neutre 3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6" style:display-name="Satisfaisant 3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6" style:display-name="Sortie 3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6" style:display-name="Texte explicatif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7" style:display-name="Titre 3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6" style:display-name="Titre 1 3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6" style:display-name="Titre 2 3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6" style:display-name="Titre 3 3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6" style:display-name="Titre 4 3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6" style:display-name="Total 3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6" style:display-name="Vérification 3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6" style:display-name="常规_Sheet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6" style:display-name="常规_Sheet1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6" style:display-name="常规_新发现语言调查表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6" style:display-name="常规_新发现语言调查表_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6" style:display-name="常规_新发现语言调查表_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6" style:display-name="常规_新发现语言调查表_3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6" style:display-name="常规_新发现语言调查表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7" style:display-name="20 % - Accent1 3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7" style:display-name="2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7" style:display-name="20 % - Accent3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7" style:display-name="20 % - Accent4 3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7" style:display-name="2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7" style:display-name="2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7" style:display-name="40 % - Accent1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7" style:display-name="4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7" style:display-name="40 % - Accent3 3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7" style:display-name="40 % - Accent4 3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7" style:display-name="4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7" style:display-name="4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7" style:display-name="60 % - Accent1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7" style:display-name="60 % - 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7" style:display-name="60 % - 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7" style:display-name="60 % - Accent4 3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7" style:display-name="60 % - Accent5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7" style:display-name="60 % - Accent6 3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7" style:display-name="Accent1 3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7" style:display-name="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7" style:display-name="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7" style:display-name="Accent4 3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7" style:display-name="Accent5 3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7" style:display-name="Accent6 3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7" style:display-name="Avertissement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7" style:display-name="Calcul 3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7" style:display-name="Cellule liée 3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7" style:display-name="Commentaire 3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7" style:display-name="Entrée 3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7" style:display-name="Insatisfaisant 3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7" style:display-name="Neutre 3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7" style:display-name="Satisfaisant 3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7" style:display-name="Sortie 3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7" style:display-name="Texte explicatif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8" style:display-name="Titre 3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7" style:display-name="Titre 1 3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7" style:display-name="Titre 2 3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7" style:display-name="Titre 3 3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7" style:display-name="Titre 4 3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7" style:display-name="Total 3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7" style:display-name="Vérification 3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7" style:display-name="常规_Sheet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7" style:display-name="常规_Sheet1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7" style:display-name="常规_新发现语言调查表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7" style:display-name="常规_新发现语言调查表_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7" style:display-name="常规_新发现语言调查表_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7" style:display-name="常规_新发现语言调查表_3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7" style:display-name="常规_新发现语言调查表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8" style:display-name="20 % - Accent1 3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8" style:display-name="2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8" style:display-name="20 % - Accent3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8" style:display-name="20 % - Accent4 3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8" style:display-name="2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8" style:display-name="2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8" style:display-name="40 % - Accent1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8" style:display-name="4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8" style:display-name="40 % - Accent3 3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8" style:display-name="40 % - Accent4 3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8" style:display-name="4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8" style:display-name="4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8" style:display-name="60 % - Accent1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8" style:display-name="60 % - 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8" style:display-name="60 % - 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8" style:display-name="60 % - Accent4 3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8" style:display-name="60 % - Accent5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8" style:display-name="60 % - Accent6 3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8" style:display-name="Accent1 3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8" style:display-name="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8" style:display-name="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8" style:display-name="Accent4 3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8" style:display-name="Accent5 3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8" style:display-name="Accent6 3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8" style:display-name="Avertissement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8" style:display-name="Calcul 3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8" style:display-name="Cellule liée 3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8" style:display-name="Commentaire 3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8" style:display-name="Entrée 3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8" style:display-name="Insatisfaisant 3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8" style:display-name="Neutre 3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8" style:display-name="Satisfaisant 3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8" style:display-name="Sortie 3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8" style:display-name="Texte explicatif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9" style:display-name="Titre 3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8" style:display-name="Titre 1 3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8" style:display-name="Titre 2 3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8" style:display-name="Titre 3 3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8" style:display-name="Titre 4 3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8" style:display-name="Total 3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8" style:display-name="Vérification 3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8" style:display-name="常规_Sheet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8" style:display-name="常规_Sheet1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8" style:display-name="常规_新发现语言调查表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8" style:display-name="常规_新发现语言调查表_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8" style:display-name="常规_新发现语言调查表_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8" style:display-name="常规_新发现语言调查表_3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8" style:display-name="常规_新发现语言调查表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9" style:display-name="20 % - Accent1 3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9" style:display-name="2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9" style:display-name="20 % - Accent3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9" style:display-name="20 % - Accent4 3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9" style:display-name="2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9" style:display-name="2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9" style:display-name="40 % - Accent1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9" style:display-name="4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9" style:display-name="40 % - Accent3 3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9" style:display-name="40 % - Accent4 3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9" style:display-name="4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9" style:display-name="4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9" style:display-name="60 % - Accent1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9" style:display-name="60 % - 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9" style:display-name="60 % - 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9" style:display-name="60 % - Accent4 3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9" style:display-name="60 % - Accent5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9" style:display-name="60 % - Accent6 3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9" style:display-name="Accent1 3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9" style:display-name="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9" style:display-name="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9" style:display-name="Accent4 3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9" style:display-name="Accent5 3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9" style:display-name="Accent6 3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9" style:display-name="Avertissement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9" style:display-name="Calcul 3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9" style:display-name="Cellule liée 3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9" style:display-name="Commentaire 3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9" style:display-name="Entrée 3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9" style:display-name="Insatisfaisant 3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9" style:display-name="Neutre 3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9" style:display-name="Satisfaisant 3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9" style:display-name="Sortie 3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9" style:display-name="Texte explicatif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0" style:display-name="Titre 4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9" style:display-name="Titre 1 3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9" style:display-name="Titre 2 3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9" style:display-name="Titre 3 3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9" style:display-name="Titre 4 3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9" style:display-name="Total 3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9" style:display-name="Vérification 3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9" style:display-name="常规_Sheet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9" style:display-name="常规_Sheet1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9" style:display-name="常规_新发现语言调查表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9" style:display-name="常规_新发现语言调查表_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9" style:display-name="常规_新发现语言调查表_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9" style:display-name="常规_新发现语言调查表_3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9" style:display-name="常规_新发现语言调查表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0" style:display-name="20 % - Accent1 4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0" style:display-name="2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0" style:display-name="20 % - Accent3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0" style:display-name="20 % - Accent4 4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0" style:display-name="2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0" style:display-name="2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0" style:display-name="40 % - Accent1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0" style:display-name="4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0" style:display-name="40 % - Accent3 4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0" style:display-name="40 % - Accent4 4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0" style:display-name="4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0" style:display-name="4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0" style:display-name="60 % - Accent1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0" style:display-name="60 % - 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0" style:display-name="60 % - 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0" style:display-name="60 % - Accent4 4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0" style:display-name="60 % - Accent5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0" style:display-name="60 % - Accent6 4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0" style:display-name="Accent1 4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0" style:display-name="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0" style:display-name="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0" style:display-name="Accent4 4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0" style:display-name="Accent5 4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0" style:display-name="Accent6 4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0" style:display-name="Avertissement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0" style:display-name="Calcul 4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0" style:display-name="Cellule liée 4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0" style:display-name="Commentaire 4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0" style:display-name="Entrée 4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0" style:display-name="Insatisfaisant 4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0" style:display-name="Neutre 4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0" style:display-name="Satisfaisant 4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0" style:display-name="Sortie 4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0" style:display-name="Texte explicatif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1" style:display-name="Titre 4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0" style:display-name="Titre 1 4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0" style:display-name="Titre 2 4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0" style:display-name="Titre 3 4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0" style:display-name="Titre 4 4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0" style:display-name="Total 4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0" style:display-name="Vérification 4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0" style:display-name="常规_Sheet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0" style:display-name="常规_Sheet1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0" style:display-name="常规_新发现语言调查表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0" style:display-name="常规_新发现语言调查表_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0" style:display-name="常规_新发现语言调查表_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0" style:display-name="常规_新发现语言调查表_3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0" style:display-name="常规_新发现语言调查表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1" style:display-name="20 % - Accent1 4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1" style:display-name="2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1" style:display-name="20 % - Accent3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1" style:display-name="20 % - Accent4 4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1" style:display-name="2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1" style:display-name="2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1" style:display-name="40 % - Accent1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1" style:display-name="4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1" style:display-name="40 % - Accent3 4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1" style:display-name="40 % - Accent4 4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1" style:display-name="4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1" style:display-name="4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1" style:display-name="60 % - Accent1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1" style:display-name="60 % - 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1" style:display-name="60 % - 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1" style:display-name="60 % - Accent4 4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1" style:display-name="60 % - Accent5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1" style:display-name="60 % - Accent6 4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1" style:display-name="Accent1 4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1" style:display-name="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1" style:display-name="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1" style:display-name="Accent4 4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1" style:display-name="Accent5 4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1" style:display-name="Accent6 4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1" style:display-name="Avertissement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1" style:display-name="Calcul 4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1" style:display-name="Cellule liée 4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1" style:display-name="Commentaire 4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1" style:display-name="Entrée 4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1" style:display-name="Insatisfaisant 4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1" style:display-name="Neutre 4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1" style:display-name="Satisfaisant 4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1" style:display-name="Sortie 4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1" style:display-name="Texte explicatif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2" style:display-name="Titre 4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1" style:display-name="Titre 1 4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1" style:display-name="Titre 2 4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1" style:display-name="Titre 3 4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1" style:display-name="Titre 4 4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1" style:display-name="Total 4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1" style:display-name="Vérification 4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1" style:display-name="常规_Sheet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1" style:display-name="常规_Sheet1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1" style:display-name="常规_新发现语言调查表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1" style:display-name="常规_新发现语言调查表_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1" style:display-name="常规_新发现语言调查表_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1" style:display-name="常规_新发现语言调查表_3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1" style:display-name="常规_新发现语言调查表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2" style:display-name="20 % - Accent1 4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2" style:display-name="2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2" style:display-name="20 % - Accent3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2" style:display-name="20 % - Accent4 4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2" style:display-name="2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2" style:display-name="2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2" style:display-name="40 % - Accent1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2" style:display-name="4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2" style:display-name="40 % - Accent3 4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2" style:display-name="40 % - Accent4 4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2" style:display-name="4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2" style:display-name="4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2" style:display-name="60 % - Accent1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2" style:display-name="60 % - 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2" style:display-name="60 % - 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2" style:display-name="60 % - Accent4 4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2" style:display-name="60 % - Accent5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2" style:display-name="60 % - Accent6 4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2" style:display-name="Accent1 4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2" style:display-name="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2" style:display-name="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2" style:display-name="Accent4 4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2" style:display-name="Accent5 4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2" style:display-name="Accent6 4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2" style:display-name="Avertissement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2" style:display-name="Calcul 4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2" style:display-name="Cellule liée 4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2" style:display-name="Commentaire 4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2" style:display-name="Entrée 4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2" style:display-name="Insatisfaisant 4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2" style:display-name="Neutre 4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2" style:display-name="Satisfaisant 4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2" style:display-name="Sortie 4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2" style:display-name="Texte explicatif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3" style:display-name="Titre 4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2" style:display-name="Titre 1 4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2" style:display-name="Titre 2 4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2" style:display-name="Titre 3 4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2" style:display-name="Titre 4 4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2" style:display-name="Total 4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2" style:display-name="Vérification 4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2" style:display-name="常规_Sheet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2" style:display-name="常规_Sheet1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2" style:display-name="常规_新发现语言调查表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2" style:display-name="常规_新发现语言调查表_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2" style:display-name="常规_新发现语言调查表_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2" style:display-name="常规_新发现语言调查表_3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2" style:display-name="常规_新发现语言调查表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3" style:display-name="20 % - Accent1 4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3" style:display-name="2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3" style:display-name="20 % - Accent3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3" style:display-name="20 % - Accent4 4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3" style:display-name="2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3" style:display-name="2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3" style:display-name="40 % - Accent1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3" style:display-name="4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3" style:display-name="40 % - Accent3 4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3" style:display-name="40 % - Accent4 4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3" style:display-name="4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3" style:display-name="4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3" style:display-name="60 % - Accent1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3" style:display-name="60 % - 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3" style:display-name="60 % - 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3" style:display-name="60 % - Accent4 4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3" style:display-name="60 % - Accent5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3" style:display-name="60 % - Accent6 4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3" style:display-name="Accent1 4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3" style:display-name="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3" style:display-name="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3" style:display-name="Accent4 4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3" style:display-name="Accent5 4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3" style:display-name="Accent6 4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3" style:display-name="Avertissement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3" style:display-name="Calcul 4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3" style:display-name="Cellule liée 4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3" style:display-name="Commentaire 4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3" style:display-name="Entrée 4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3" style:display-name="Insatisfaisant 4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3" style:display-name="Neutre 4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3" style:display-name="Satisfaisant 4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3" style:display-name="Sortie 4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3" style:display-name="Texte explicatif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4" style:display-name="Titre 4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3" style:display-name="Titre 1 4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3" style:display-name="Titre 2 4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3" style:display-name="Titre 3 4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3" style:display-name="Titre 4 4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3" style:display-name="Total 4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3" style:display-name="Vérification 4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3" style:display-name="常规_Sheet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3" style:display-name="常规_Sheet1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3" style:display-name="常规_新发现语言调查表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3" style:display-name="常规_新发现语言调查表_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3" style:display-name="常规_新发现语言调查表_2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3" style:display-name="常规_新发现语言调查表_3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3" style:display-name="常规_新发现语言调查表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4" style:display-name="20 % - Accent1 4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4" style:display-name="2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4" style:display-name="20 % - Accent3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4" style:display-name="20 % - Accent4 4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4" style:display-name="2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4" style:display-name="2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4" style:display-name="40 % - Accent1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4" style:display-name="4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4" style:display-name="40 % - Accent3 4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4" style:display-name="40 % - Accent4 4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4" style:display-name="4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4" style:display-name="4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4" style:display-name="60 % - Accent1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4" style:display-name="60 % - 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4" style:display-name="60 % - 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4" style:display-name="60 % - Accent4 4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4" style:display-name="60 % - Accent5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4" style:display-name="60 % - Accent6 4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4" style:display-name="Accent1 4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4" style:display-name="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4" style:display-name="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4" style:display-name="Accent4 4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4" style:display-name="Accent5 4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4" style:display-name="Accent6 4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4" style:display-name="Avertissement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4" style:display-name="Calcul 4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4" style:display-name="Cellule liée 4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4" style:display-name="Commentaire 4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4" style:display-name="Entrée 4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4" style:display-name="Insatisfaisant 4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4" style:display-name="Neutre 4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4" style:display-name="Satisfaisant 4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4" style:display-name="Sortie 4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4" style:display-name="Texte explicatif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5" style:display-name="Titre 4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4" style:display-name="Titre 1 4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4" style:display-name="Titre 2 4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4" style:display-name="Titre 3 4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4" style:display-name="Titre 4 4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4" style:display-name="Total 4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4" style:display-name="Vérification 4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4" style:display-name="常规_Sheet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4" style:display-name="常规_Sheet1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4" style:display-name="常规_新发现语言调查表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4" style:display-name="常规_新发现语言调查表_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4" style:display-name="常规_新发现语言调查表_2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4" style:display-name="常规_新发现语言调查表_3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4" style:display-name="常规_新发现语言调查表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5" style:display-name="20 % - Accent1 4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5" style:display-name="2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5" style:display-name="20 % - Accent3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5" style:display-name="20 % - Accent4 4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5" style:display-name="2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5" style:display-name="2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5" style:display-name="40 % - Accent1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5" style:display-name="4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5" style:display-name="40 % - Accent3 4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5" style:display-name="40 % - Accent4 4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5" style:display-name="4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5" style:display-name="4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5" style:display-name="60 % - Accent1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5" style:display-name="60 % - 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5" style:display-name="60 % - 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5" style:display-name="60 % - Accent4 4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5" style:display-name="60 % - Accent5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5" style:display-name="60 % - Accent6 4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5" style:display-name="Accent1 4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5" style:display-name="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5" style:display-name="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5" style:display-name="Accent4 4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5" style:display-name="Accent5 4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5" style:display-name="Accent6 4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5" style:display-name="Avertissement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5" style:display-name="Calcul 4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5" style:display-name="Cellule liée 4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5" style:display-name="Commentaire 4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5" style:display-name="Entrée 4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5" style:display-name="Insatisfaisant 4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5" style:display-name="Neutre 4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5" style:display-name="Satisfaisant 4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5" style:display-name="Sortie 4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5" style:display-name="Texte explicatif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6" style:display-name="Titre 4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5" style:display-name="Titre 1 4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5" style:display-name="Titre 2 4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5" style:display-name="Titre 3 4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5" style:display-name="Titre 4 4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5" style:display-name="Total 4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5" style:display-name="Vérification 4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5" style:display-name="常规_Sheet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5" style:display-name="常规_Sheet1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5" style:display-name="常规_新发现语言调查表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5" style:display-name="常规_新发现语言调查表_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5" style:display-name="常规_新发现语言调查表_2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5" style:display-name="常规_新发现语言调查表_3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5" style:display-name="常规_新发现语言调查表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6" style:display-name="20 % - Accent1 4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6" style:display-name="2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6" style:display-name="20 % - Accent3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6" style:display-name="20 % - Accent4 4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6" style:display-name="2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6" style:display-name="2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6" style:display-name="40 % - Accent1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6" style:display-name="4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6" style:display-name="40 % - Accent3 4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6" style:display-name="40 % - Accent4 4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6" style:display-name="4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6" style:display-name="4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6" style:display-name="60 % - Accent1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6" style:display-name="60 % - 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6" style:display-name="60 % - 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6" style:display-name="60 % - Accent4 4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6" style:display-name="60 % - Accent5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6" style:display-name="60 % - Accent6 4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6" style:display-name="Accent1 4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6" style:display-name="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6" style:display-name="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6" style:display-name="Accent4 4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6" style:display-name="Accent5 4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6" style:display-name="Accent6 4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6" style:display-name="Avertissement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6" style:display-name="Calcul 4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6" style:display-name="Cellule liée 4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6" style:display-name="Commentaire 4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6" style:display-name="Entrée 4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6" style:display-name="Insatisfaisant 4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6" style:display-name="Neutre 4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6" style:display-name="Satisfaisant 4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6" style:display-name="Sortie 4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6" style:display-name="Texte explicatif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7" style:display-name="Titre 4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6" style:display-name="Titre 1 4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6" style:display-name="Titre 2 4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6" style:display-name="Titre 3 4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6" style:display-name="Titre 4 4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6" style:display-name="Total 4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6" style:display-name="Vérification 4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6" style:display-name="常规_Sheet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6" style:display-name="常规_Sheet1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6" style:display-name="常规_新发现语言调查表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6" style:display-name="常规_新发现语言调查表_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6" style:display-name="常规_新发现语言调查表_2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6" style:display-name="常规_新发现语言调查表_3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6" style:display-name="常规_新发现语言调查表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7" style:display-name="20 % - Accent1 4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7" style:display-name="2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7" style:display-name="20 % - Accent3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7" style:display-name="20 % - Accent4 4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7" style:display-name="2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7" style:display-name="2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7" style:display-name="40 % - Accent1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7" style:display-name="4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7" style:display-name="40 % - Accent3 4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7" style:display-name="40 % - Accent4 4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7" style:display-name="4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7" style:display-name="4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7" style:display-name="60 % - Accent1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7" style:display-name="60 % - 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7" style:display-name="60 % - 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7" style:display-name="60 % - Accent4 4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7" style:display-name="60 % - Accent5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7" style:display-name="60 % - Accent6 4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7" style:display-name="Accent1 4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7" style:display-name="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7" style:display-name="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7" style:display-name="Accent4 4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7" style:display-name="Accent5 4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7" style:display-name="Accent6 4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7" style:display-name="Avertissement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7" style:display-name="Calcul 4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7" style:display-name="Cellule liée 4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7" style:display-name="Commentaire 4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7" style:display-name="Entrée 4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7" style:display-name="Insatisfaisant 4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7" style:display-name="Neutre 4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7" style:display-name="Satisfaisant 4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7" style:display-name="Sortie 4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7" style:display-name="Texte explicatif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8" style:display-name="Titre 4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7" style:display-name="Titre 1 4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7" style:display-name="Titre 2 4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7" style:display-name="Titre 3 4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7" style:display-name="Titre 4 4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7" style:display-name="Total 4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7" style:display-name="Vérification 4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7" style:display-name="常规_Sheet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7" style:display-name="常规_Sheet1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7" style:display-name="常规_新发现语言调查表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7" style:display-name="常规_新发现语言调查表_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7" style:display-name="常规_新发现语言调查表_2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7" style:display-name="常规_新发现语言调查表_3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7" style:display-name="常规_新发现语言调查表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8" style:display-name="20 % - Accent1 4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8" style:display-name="2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8" style:display-name="20 % - Accent3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8" style:display-name="20 % - Accent4 4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8" style:display-name="2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8" style:display-name="2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8" style:display-name="40 % - Accent1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8" style:display-name="4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8" style:display-name="40 % - Accent3 4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8" style:display-name="40 % - Accent4 4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8" style:display-name="4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8" style:display-name="4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8" style:display-name="60 % - Accent1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8" style:display-name="60 % - 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8" style:display-name="60 % - 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8" style:display-name="60 % - Accent4 4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8" style:display-name="60 % - Accent5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8" style:display-name="60 % - Accent6 4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8" style:display-name="Accent1 4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8" style:display-name="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8" style:display-name="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8" style:display-name="Accent4 4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8" style:display-name="Accent5 4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8" style:display-name="Accent6 4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8" style:display-name="Avertissement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8" style:display-name="Calcul 4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8" style:display-name="Cellule liée 4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8" style:display-name="Commentaire 4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8" style:display-name="Entrée 4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8" style:display-name="Insatisfaisant 4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8" style:display-name="Neutre 4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8" style:display-name="Satisfaisant 4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8" style:display-name="Sortie 4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8" style:display-name="Texte explicatif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9" style:display-name="Titre 4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8" style:display-name="Titre 1 4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8" style:display-name="Titre 2 4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8" style:display-name="Titre 3 4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8" style:display-name="Titre 4 4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8" style:display-name="Total 4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8" style:display-name="Vérification 4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8" style:display-name="常规_Sheet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8" style:display-name="常规_Sheet1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8" style:display-name="常规_新发现语言调查表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8" style:display-name="常规_新发现语言调查表_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8" style:display-name="常规_新发现语言调查表_2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8" style:display-name="常规_新发现语言调查表_3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8" style:display-name="常规_新发现语言调查表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1.27cm" fo:margin-left="1.993cm" fo:margin-right="1.993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1/07/2015</text:date>, <text:time>16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新发现语言调查表" style:display-name="PageStyle_新发现语言调查表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" style:display-name="PageStyle_新发现语言调查表 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" style:display-name="PageStyle_新发现语言调查表 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" style:display-name="PageStyle_新发现语言调查表 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" style:display-name="PageStyle_新发现语言调查表 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5" style:display-name="PageStyle_新发现语言调查表 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6" style:display-name="PageStyle_新发现语言调查表 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7" style:display-name="PageStyle_新发现语言调查表 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8" style:display-name="PageStyle_新发现语言调查表 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9" style:display-name="PageStyle_新发现语言调查表 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0" style:display-name="PageStyle_新发现语言调查表 1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1" style:display-name="PageStyle_新发现语言调查表 1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2" style:display-name="PageStyle_新发现语言调查表 1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3" style:display-name="PageStyle_新发现语言调查表 1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4" style:display-name="PageStyle_新发现语言调查表 1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5" style:display-name="PageStyle_新发现语言调查表 1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6" style:display-name="PageStyle_新发现语言调查表 1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7" style:display-name="PageStyle_新发现语言调查表 1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8" style:display-name="PageStyle_新发现语言调查表 1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19" style:display-name="PageStyle_新发现语言调查表 1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0" style:display-name="PageStyle_新发现语言调查表 2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1" style:display-name="PageStyle_新发现语言调查表 2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2" style:display-name="PageStyle_新发现语言调查表 2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3" style:display-name="PageStyle_新发现语言调查表 2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4" style:display-name="PageStyle_新发现语言调查表 2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5" style:display-name="PageStyle_新发现语言调查表 2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6" style:display-name="PageStyle_新发现语言调查表 2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7" style:display-name="PageStyle_新发现语言调查表 2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8" style:display-name="PageStyle_新发现语言调查表 2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29" style:display-name="PageStyle_新发现语言调查表 2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0" style:display-name="PageStyle_新发现语言调查表 3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1" style:display-name="PageStyle_新发现语言调查表 3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2" style:display-name="PageStyle_新发现语言调查表 3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3" style:display-name="PageStyle_新发现语言调查表 3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4" style:display-name="PageStyle_新发现语言调查表 3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5" style:display-name="PageStyle_新发现语言调查表 3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6" style:display-name="PageStyle_新发现语言调查表 3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7" style:display-name="PageStyle_新发现语言调查表 3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8" style:display-name="PageStyle_新发现语言调查表 3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39" style:display-name="PageStyle_新发现语言调查表 3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0" style:display-name="PageStyle_新发现语言调查表 4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1" style:display-name="PageStyle_新发现语言调查表 4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2" style:display-name="PageStyle_新发现语言调查表 4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3" style:display-name="PageStyle_新发现语言调查表 4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4" style:display-name="PageStyle_新发现语言调查表 4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5" style:display-name="PageStyle_新发现语言调查表 4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6" style:display-name="PageStyle_新发现语言调查表 4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7" style:display-name="PageStyle_新发现语言调查表 4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  <style:master-page style:name="PageStyle_5f_新发现语言调查表_20_48" style:display-name="PageStyle_新发现语言调查表 4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1">01/07/2015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6-30T15:45:31.13</meta:creation-date>
    <dc:date>2015-07-01T16:38:05.36</dc:date>
    <meta:editing-duration>PT02H44M36S</meta:editing-duration>
    <meta:editing-cycles>84</meta:editing-cycles>
    <meta:generator>OpenOffice.org/3.0$Win32 OpenOffice.org_project/300m15$Build-9379</meta:generator>
    <meta:document-statistic meta:table-count="3" meta:cell-count="675" meta:object-count="0"/>
    <meta:user-defined meta:name="Info 1"/>
    <meta:user-defined meta:name="Info 2"/>
    <meta:user-defined meta:name="Info 3"/>
    <meta:user-defined meta:name="Info 4"/>
  </office:meta>
</office:document-meta>
</file>